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 style:data-style-name="N11">
      <style:table-cell-properties fo:background-color="#dddddd" fo:border="0.06pt solid #000000"/>
    </style:style>
  </office:automatic-styles>
  <office:body>
    <office:spreadsheet>
      <table:table table:name="roadrunner_results_0407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08" table:default-cell-style-name="Default"/>
        <table:table-row table:style-name="ro1">
          <table:table-cell office:value-type="string" calcext:value-type="string">
            <text:p>roadrunner version 1.3.1, Win32</text:p>
          </table:table-cell>
          <table:table-cell table:style-name="ce1"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style-name="ce1" office:value-type="string" calcext:value-type="string">
            <text:p><text:s/>21:11:26] </text:p>
          </table:table-cell>
          <table:table-cell table:style-name="ce1" table:number-columns-repeated="3"/>
          <table:table-cell table:style-name="ce1" office:value-type="string" calcext:value-type="string">
            <text:p>Speedup: roadrunner vs Jarnac</text:p>
          </table:table-cell>
          <table:table-cell table:style-name="ce1" table:number-columns-repeated="2"/>
          <table:table-cell table:style-name="ce4"/>
          <table:table-cell table:style-name="ce4" office:value-type="string" calcext:value-type="string">
            <text:p>Average of 3 trials</text:p>
          </table:table-cell>
          <table:table-cell table:style-name="ce4" table:number-columns-repeated="2"/>
          <table:table-cell table:style-name="ce1" table:number-columns-repeated="1007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7"/>
          <table:table-cell table:style-name="ce4" table:number-columns-repeated="4"/>
          <table:table-cell table:style-name="ce1" table:number-columns-repeated="1007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14000082015991" calcext:value-type="float">
            <text:p>0.114000082</text:p>
          </table:table-cell>
          <table:table-cell office:value-type="float" office:value="0" calcext:value-type="float">
            <text:p>0</text:p>
          </table:table-cell>
          <table:table-cell office:value-type="float" office:value="0.114000082015991" calcext:value-type="float">
            <text:p>0.114000082</text:p>
          </table:table-cell>
          <table:table-cell table:number-columns-repeated="9"/>
          <table:table-cell table:style-name="ce5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8000011444092" calcext:value-type="float">
            <text:p>0.1380000114</text:p>
          </table:table-cell>
          <table:table-cell office:value-type="float" office:value="0.185999870300293" calcext:value-type="float">
            <text:p>0.1859998703</text:p>
          </table:table-cell>
          <table:table-cell office:value-type="float" office:value="0.323999881744385" calcext:value-type="float">
            <text:p>0.323999881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5]/[.B5])-1" office:value-type="percentage" office:value="-0.891304356840021" calcext:value-type="percentage">
            <text:p>-89.13%</text:p>
          </table:table-cell>
          <table:table-cell table:style-name="ce2" table:formula="of:=([.H5]/[.C5])-1" office:value-type="percentage" office:value="4.37634783500397" calcext:value-type="percentage">
            <text:p>437.63%</text:p>
          </table:table-cell>
          <table:table-cell table:style-name="ce2" table:formula="of:=([.I5]/[.D5])-1" office:value-type="percentage" office:value="2.13271719278209" calcext:value-type="percentage">
            <text:p>213.27%</text:p>
          </table:table-cell>
          <table:table-cell table:style-name="ce4" office:value-type="string" calcext:value-type="string">
            <text:p>jana_wolf_fixed2</text:p>
          </table:table-cell>
          <table:table-cell table:style-name="ce6" table:formula="of:=SUM([.K5];[.K24];[.K43])/3" office:value-type="percentage" office:value="-0.963768118946674" calcext:value-type="percentage">
            <text:p>-96.38%</text:p>
          </table:table-cell>
          <table:table-cell table:style-name="ce6" table:formula="of:=SUM([.L5];[.L24];[.L43])/3" office:value-type="percentage" office:value="4.30046657723123" calcext:value-type="percentage">
            <text:p>430.05%</text:p>
          </table:table-cell>
          <table:table-cell table:style-name="ce6" table:formula="of:=SUM([.M5];[.M24];[.M43])/3" office:value-type="percentage" office:value="2.08546157574055" calcext:value-type="percentage">
            <text:p>208.5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532000064849854" calcext:value-type="float">
            <text:p>0.5320000648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39000034332275" calcext:value-type="float">
            <text:p>0.5390000343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97" calcext:value-type="float">
            <text:p>0.297</text:p>
          </table:table-cell>
          <table:table-cell office:value-type="float" office:value="2.265" calcext:value-type="float">
            <text:p>2.265</text:p>
          </table:table-cell>
          <table:table-cell office:value-type="float" office:value="2.562" calcext:value-type="float">
            <text:p>2.562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6]/[.B6])-1" office:value-type="percentage" office:value="-0.441729391360465" calcext:value-type="percentage">
            <text:p>-44.17%</text:p>
          </table:table-cell>
          <table:table-cell table:style-name="ce2" table:formula="of:=([.H6]/[.C6])-1" office:value-type="percentage" office:value="322.572839237057" calcext:value-type="percentage">
            <text:p>32257.28%</text:p>
          </table:table-cell>
          <table:table-cell table:style-name="ce2" table:formula="of:=([.I6]/[.D6])-1" office:value-type="percentage" office:value="3.75324645048281" calcext:value-type="percentage">
            <text:p>375.32%</text:p>
          </table:table-cell>
          <table:table-cell table:style-name="ce4" office:value-type="string" calcext:value-type="string">
            <text:p>biomod14</text:p>
          </table:table-cell>
          <table:table-cell table:style-name="ce6" table:formula="of:=SUM([.K6];[.K25];[.K44])/3" office:value-type="percentage" office:value="-0.445051251419246" calcext:value-type="percentage">
            <text:p>-44.51%</text:p>
          </table:table-cell>
          <table:table-cell table:style-name="ce6" table:formula="of:=SUM([.L6];[.L25];[.L44])/3" office:value-type="percentage" office:value="310.609311006109" calcext:value-type="percentage">
            <text:p>31060.93%</text:p>
          </table:table-cell>
          <table:table-cell table:style-name="ce6" table:formula="of:=SUM([.M6];[.M25];[.M44])/3" office:value-type="percentage" office:value="3.98437959421891" calcext:value-type="percentage">
            <text:p>398.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7000150680542" calcext:value-type="float">
            <text:p>0.067000150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8000078201294" calcext:value-type="float">
            <text:p>0.0680000782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4"/>
          <table:table-cell table:style-name="ce5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3000154495239" calcext:value-type="float">
            <text:p>0.1130001545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0.15500020980835" calcext:value-type="float">
            <text:p>0.1550002098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8]/[.B8])-1" office:value-type="percentage" office:value="-0.716814546467295" calcext:value-type="percentage">
            <text:p>-71.68%</text:p>
          </table:table-cell>
          <table:table-cell table:style-name="ce2" table:formula="of:=([.H8]/[.C8])-1" office:value-type="percentage" office:value="3.07142320945044" calcext:value-type="percentage">
            <text:p>307.14%</text:p>
          </table:table-cell>
          <table:table-cell table:style-name="ce2" table:formula="of:=([.I8]/[.D8])-1" office:value-type="percentage" office:value="0.309675646574926" calcext:value-type="percentage">
            <text:p>30.97%</text:p>
          </table:table-cell>
          <table:table-cell table:style-name="ce4" office:value-type="string" calcext:value-type="string">
            <text:p>biomod33</text:p>
          </table:table-cell>
          <table:table-cell table:style-name="ce6" table:formula="of:=SUM([.K8];[.K27];[.K46])/3" office:value-type="percentage" office:value="-0.716415763661939" calcext:value-type="percentage">
            <text:p>-71.64%</text:p>
          </table:table-cell>
          <table:table-cell table:style-name="ce6" table:formula="of:=SUM([.L8];[.L27];[.L46])/3" office:value-type="percentage" office:value="3.1400879172381" calcext:value-type="percentage">
            <text:p>314.01%</text:p>
          </table:table-cell>
          <table:table-cell table:style-name="ce6" table:formula="of:=SUM([.M8];[.M27];[.M46])/3" office:value-type="percentage" office:value="0.349978202078066" calcext:value-type="percentage">
            <text:p>35.00%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0002307891846" calcext:value-type="float">
            <text:p>0.0330002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40001583099365" calcext:value-type="float">
            <text:p>0.0340001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9]/[.B9])-1" office:value-type="percentage" office:value="-0.515154905969815" calcext:value-type="percentage">
            <text:p>-51.52%</text:p>
          </table:table-cell>
          <table:table-cell table:style-name="ce2" table:formula="of:=([.H9]/[.C9])-1" office:value-type="percentage" office:value="14.001087267525" calcext:value-type="percentage">
            <text:p>1400.11%</text:p>
          </table:table-cell>
          <table:table-cell table:style-name="ce2" table:formula="of:=([.I9]/[.D9])-1" office:value-type="percentage" office:value="-0.0882395394335476" calcext:value-type="percentage">
            <text:p>-8.82%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SUM([.K9];[.K28];[.K47])/3" office:value-type="percentage" office:value="-0.665971436367379" calcext:value-type="percentage">
            <text:p>-66.60%</text:p>
          </table:table-cell>
          <table:table-cell table:style-name="ce6" table:formula="of:=SUM([.L9];[.L28];[.L47])/3" office:value-type="percentage" office:value="14.3332527808518" calcext:value-type="percentage">
            <text:p>1433.33%</text:p>
          </table:table-cell>
          <table:table-cell table:style-name="ce6" table:formula="of:=SUM([.M9];[.M28];[.M47])/3" office:value-type="percentage" office:value="-0.179221541256046" calcext:value-type="percentage">
            <text:p>-17.92%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001068115234" calcext:value-type="float">
            <text:p>0.038000106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90000343322754" calcext:value-type="float">
            <text:p>0.0390000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10]/[.B10])-1" office:value-type="percentage" office:value="-0.605264267429604" calcext:value-type="percentage">
            <text:p>-60.53%</text:p>
          </table:table-cell>
          <table:table-cell table:style-name="ce2" table:formula="of:=([.H10]/[.C10])-1" office:value-type="percentage" office:value="15.0011597520267" calcext:value-type="percentage">
            <text:p>1500.12%</text:p>
          </table:table-cell>
          <table:table-cell table:style-name="ce2" table:formula="of:=([.I10]/[.D10])-1" office:value-type="percentage" office:value="-0.205128904864957" calcext:value-type="percentage">
            <text:p>-20.51%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SUM([.K10];[.K29];[.K48])/3" office:value-type="percentage" office:value="-0.716040843779296" calcext:value-type="percentage">
            <text:p>-71.60%</text:p>
          </table:table-cell>
          <table:table-cell table:style-name="ce6" table:formula="of:=SUM([.L10];[.L29];[.L48])/3" office:value-type="percentage" office:value="15.0005239527756" calcext:value-type="percentage">
            <text:p>1500.05%</text:p>
          </table:table-cell>
          <table:table-cell table:style-name="ce6" table:formula="of:=SUM([.M10];[.M29];[.M48])/3" office:value-type="percentage" office:value="-0.142450595472442" calcext:value-type="percentage">
            <text:p>-14.25%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200005531311" calcext:value-type="float">
            <text:p>0.2920000553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96000003814697" calcext:value-type="float">
            <text:p>0.29600000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69" calcext:value-type="float">
            <text:p>2.469</text:p>
          </table:table-cell>
          <table:table-cell office:value-type="float" office:value="2.594" calcext:value-type="float">
            <text:p>2.59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11]/[.B11])-1" office:value-type="percentage" office:value="-0.571917889310113" calcext:value-type="percentage">
            <text:p>-57.19%</text:p>
          </table:table-cell>
          <table:table-cell table:style-name="ce2" table:formula="of:=([.H11]/[.C11])-1" office:value-type="percentage" office:value="616.257946951184" calcext:value-type="percentage">
            <text:p>61625.79%</text:p>
          </table:table-cell>
          <table:table-cell table:style-name="ce2" table:formula="of:=([.I11]/[.D11])-1" office:value-type="percentage" office:value="7.76351340057382" calcext:value-type="percentage">
            <text:p>776.35%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formula="of:=SUM([.K11];[.K30];[.K49])/3" office:value-type="percentage" office:value="-0.543407237746175" calcext:value-type="percentage">
            <text:p>-54.34%</text:p>
          </table:table-cell>
          <table:table-cell table:style-name="ce6" table:formula="of:=SUM([.L11];[.L30];[.L49])/3" office:value-type="percentage" office:value="617.495699804152" calcext:value-type="percentage">
            <text:p>61749.57%</text:p>
          </table:table-cell>
          <table:table-cell table:style-name="ce6" table:formula="of:=SUM([.M11];[.M30];[.M49])/3" office:value-type="percentage" office:value="8.0135740684454" calcext:value-type="percentage">
            <text:p>801.36%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000038146973" calcext:value-type="float">
            <text:p>0.5850000381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92000007629395" calcext:value-type="float">
            <text:p>0.5920000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734" calcext:value-type="float">
            <text:p>12.734</text:p>
          </table:table-cell>
          <table:table-cell office:value-type="float" office:value="13.031" calcext:value-type="float">
            <text:p>13.031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12]/[.B12])-1" office:value-type="percentage" office:value="-0.492307725413544" calcext:value-type="percentage">
            <text:p>-49.23%</text:p>
          </table:table-cell>
          <table:table-cell table:style-name="ce2" table:formula="of:=([.H12]/[.C12])-1" office:value-type="percentage" office:value="1818.1507880109" calcext:value-type="percentage">
            <text:p>181815.08%</text:p>
          </table:table-cell>
          <table:table-cell table:style-name="ce2" table:formula="of:=([.I12]/[.D12])-1" office:value-type="percentage" office:value="21.0118240406471" calcext:value-type="percentage">
            <text:p>2101.18%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formula="of:=SUM([.K12];[.K31];[.K50])/3" office:value-type="percentage" office:value="-0.488764988578528" calcext:value-type="percentage">
            <text:p>-48.88%</text:p>
          </table:table-cell>
          <table:table-cell table:style-name="ce6" table:formula="of:=SUM([.L12];[.L31];[.L50])/3" office:value-type="percentage" office:value="1836.92530676003" calcext:value-type="percentage">
            <text:p>183692.53%</text:p>
          </table:table-cell>
          <table:table-cell table:style-name="ce6" table:formula="of:=SUM([.M12];[.M31];[.M50])/3" office:value-type="percentage" office:value="21.1073253847908" calcext:value-type="percentage">
            <text:p>2110.73%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4000015258789" calcext:value-type="float">
            <text:p>0.9340000153</text:p>
          </table:table-cell>
          <table:table-cell office:value-type="float" office:value="0.00999999046325684" calcext:value-type="float">
            <text:p>0.0099999905</text:p>
          </table:table-cell>
          <table:table-cell office:value-type="float" office:value="0.944000005722046" calcext:value-type="float">
            <text:p>0.9440000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31" calcext:value-type="float">
            <text:p>35.531</text:p>
          </table:table-cell>
          <table:table-cell office:value-type="float" office:value="36.062" calcext:value-type="float">
            <text:p>36.062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13]/[.B13])-1" office:value-type="percentage" office:value="-0.431477525347928" calcext:value-type="percentage">
            <text:p>-43.15%</text:p>
          </table:table-cell>
          <table:table-cell table:style-name="ce2" table:formula="of:=([.H13]/[.C13])-1" office:value-type="percentage" office:value="3552.10338850344" calcext:value-type="percentage">
            <text:p>355210.34%</text:p>
          </table:table-cell>
          <table:table-cell table:style-name="ce2" table:formula="of:=([.I13]/[.D13])-1" office:value-type="percentage" office:value="37.2012709548841" calcext:value-type="percentage">
            <text:p>3720.13%</text:p>
          </table:table-cell>
          <table:table-cell table:style-name="ce4" office:value-type="float" office:value="150" calcext:value-type="float">
            <text:p>150</text:p>
          </table:table-cell>
          <table:table-cell table:style-name="ce6" table:formula="of:=SUM([.K13];[.K32];[.K51])/3" office:value-type="percentage" office:value="-0.420018932866473" calcext:value-type="percentage">
            <text:p>-42.00%</text:p>
          </table:table-cell>
          <table:table-cell table:style-name="ce6" table:formula="of:=SUM([.L13];[.L32];[.L51])/3" office:value-type="percentage" office:value="3248.04570283724" calcext:value-type="percentage">
            <text:p>324804.57%</text:p>
          </table:table-cell>
          <table:table-cell table:style-name="ce6" table:formula="of:=SUM([.M13];[.M32];[.M51])/3" office:value-type="percentage" office:value="37.9073892962367" calcext:value-type="percentage">
            <text:p>3790.74%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900000572205" calcext:value-type="float">
            <text:p>1.3190000057</text:p>
          </table:table-cell>
          <table:table-cell office:value-type="float" office:value="0.0150001049041748" calcext:value-type="float">
            <text:p>0.0150001049</text:p>
          </table:table-cell>
          <table:table-cell office:value-type="float" office:value="1.33400011062622" calcext:value-type="float">
            <text:p>1.3340001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59" calcext:value-type="float">
            <text:p>0.859</text:p>
          </table:table-cell>
          <table:table-cell office:value-type="float" office:value="76.688" calcext:value-type="float">
            <text:p>76.688</text:p>
          </table:table-cell>
          <table:table-cell office:value-type="float" office:value="77.547" calcext:value-type="float">
            <text:p>77.547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14]/[.B14])-1" office:value-type="percentage" office:value="-0.348749055137597" calcext:value-type="percentage">
            <text:p>-34.87%</text:p>
          </table:table-cell>
          <table:table-cell table:style-name="ce2" table:formula="of:=([.H14]/[.C14])-1" office:value-type="percentage" office:value="5111.49757851069" calcext:value-type="percentage">
            <text:p>511149.76%</text:p>
          </table:table-cell>
          <table:table-cell table:style-name="ce2" table:formula="of:=([.I14]/[.D14])-1" office:value-type="percentage" office:value="57.131179587082" calcext:value-type="percentage">
            <text:p>5713.12%</text:p>
          </table:table-cell>
          <table:table-cell table:style-name="ce4" office:value-type="float" office:value="200" calcext:value-type="float">
            <text:p>200</text:p>
          </table:table-cell>
          <table:table-cell table:style-name="ce6" table:formula="of:=SUM([.K14];[.K33];[.K52])/3" office:value-type="percentage" office:value="-0.351998360795118" calcext:value-type="percentage">
            <text:p>-35.20%</text:p>
          </table:table-cell>
          <table:table-cell table:style-name="ce6" table:formula="of:=SUM([.L14];[.L33];[.L52])/3" office:value-type="percentage" office:value="5356.82464533461" calcext:value-type="percentage">
            <text:p>535682.46%</text:p>
          </table:table-cell>
          <table:table-cell table:style-name="ce6" table:formula="of:=SUM([.M14];[.M33];[.M52])/3" office:value-type="percentage" office:value="57.9264208035058" calcext:value-type="percentage">
            <text:p>5792.64%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4300003051758" calcext:value-type="float">
            <text:p>1.7430000305</text:p>
          </table:table-cell>
          <table:table-cell office:value-type="float" office:value="0.0179998874664307" calcext:value-type="float">
            <text:p>0.0179998875</text:p>
          </table:table-cell>
          <table:table-cell office:value-type="float" office:value="1.76099991798401" calcext:value-type="float">
            <text:p>1.7609999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43.516" calcext:value-type="float">
            <text:p>143.516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15]/[.B15])-1" office:value-type="percentage" office:value="-0.300631108056825" calcext:value-type="percentage">
            <text:p>-30.06%</text:p>
          </table:table-cell>
          <table:table-cell table:style-name="ce2" table:formula="of:=([.H15]/[.C15])-1" office:value-type="percentage" office:value="7904.43831262168" calcext:value-type="percentage">
            <text:p>790443.83%</text:p>
          </table:table-cell>
          <table:table-cell table:style-name="ce2" table:formula="of:=([.I15]/[.D15])-1" office:value-type="percentage" office:value="80.4968805701575" calcext:value-type="percentage">
            <text:p>8049.69%</text:p>
          </table:table-cell>
          <table:table-cell table:style-name="ce4" office:value-type="float" office:value="250" calcext:value-type="float">
            <text:p>250</text:p>
          </table:table-cell>
          <table:table-cell table:style-name="ce6" table:formula="of:=SUM([.K15];[.K34];[.K53])/3" office:value-type="percentage" office:value="-0.291077250774944" calcext:value-type="percentage">
            <text:p>-29.11%</text:p>
          </table:table-cell>
          <table:table-cell table:style-name="ce6" table:formula="of:=SUM([.L15];[.L34];[.L53])/3" office:value-type="percentage" office:value="6360.15929159016" calcext:value-type="percentage">
            <text:p>636015.93%</text:p>
          </table:table-cell>
          <table:table-cell table:style-name="ce6" table:formula="of:=SUM([.M15];[.M34];[.M53])/3" office:value-type="percentage" office:value="81.0938036234789" calcext:value-type="percentage">
            <text:p>8109.38%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2099995613098" calcext:value-type="float">
            <text:p>2.220999956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4300003051758" calcext:value-type="float">
            <text:p>2.24300003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246.766" calcext:value-type="float">
            <text:p>246.766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16]/[.B16])-1" office:value-type="percentage" office:value="-0.247185937404225" calcext:value-type="percentage">
            <text:p>-24.72%</text:p>
          </table:table-cell>
          <table:table-cell table:style-name="ce2" table:formula="of:=([.H16]/[.C16])-1" office:value-type="percentage" office:value="11139.5986949444" calcext:value-type="percentage">
            <text:p>1113959.87%</text:p>
          </table:table-cell>
          <table:table-cell table:style-name="ce2" table:formula="of:=([.I16]/[.D16])-1" office:value-type="percentage" office:value="109.01604843628" calcext:value-type="percentage">
            <text:p>10901.60%</text:p>
          </table:table-cell>
          <table:table-cell table:style-name="ce4" office:value-type="float" office:value="300" calcext:value-type="float">
            <text:p>300</text:p>
          </table:table-cell>
          <table:table-cell table:style-name="ce6" table:formula="of:=SUM([.K16];[.K35];[.K54])/3" office:value-type="percentage" office:value="-0.236656959683618" calcext:value-type="percentage">
            <text:p>-23.67%</text:p>
          </table:table-cell>
          <table:table-cell table:style-name="ce6" table:formula="of:=SUM([.L16];[.L35];[.L54])/3" office:value-type="percentage" office:value="11150.7198694626" calcext:value-type="percentage">
            <text:p>1115071.99%</text:p>
          </table:table-cell>
          <table:table-cell table:style-name="ce6" table:formula="of:=SUM([.M16];[.M35];[.M54])/3" office:value-type="percentage" office:value="109.626895921533" calcext:value-type="percentage">
            <text:p>10962.69%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4699997901916" calcext:value-type="float">
            <text:p>2.74699997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7300000190735" calcext:value-type="float">
            <text:p>2.773000001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78.562" calcext:value-type="float">
            <text:p>378.562</text:p>
          </table:table-cell>
          <table:table-cell office:value-type="float" office:value="380.734" calcext:value-type="float">
            <text:p>380.734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17]/[.B17])-1" office:value-type="percentage" office:value="-0.209319251332673" calcext:value-type="percentage">
            <text:p>-20.93%</text:p>
          </table:table-cell>
          <table:table-cell table:style-name="ce2" table:formula="of:=([.H17]/[.C17])-1" office:value-type="percentage" office:value="14559.0641056377" calcext:value-type="percentage">
            <text:p>1455906.41%</text:p>
          </table:table-cell>
          <table:table-cell table:style-name="ce2" table:formula="of:=([.I17]/[.D17])-1" office:value-type="percentage" office:value="136.300396587854" calcext:value-type="percentage">
            <text:p>13630.04%</text:p>
          </table:table-cell>
          <table:table-cell table:style-name="ce4" office:value-type="float" office:value="350" calcext:value-type="float">
            <text:p>350</text:p>
          </table:table-cell>
          <table:table-cell table:style-name="ce6" table:formula="of:=SUM([.K17];[.K36];[.K55])/3" office:value-type="percentage" office:value="-0.208419356196329" calcext:value-type="percentage">
            <text:p>-20.84%</text:p>
          </table:table-cell>
          <table:table-cell table:style-name="ce6" table:formula="of:=SUM([.L17];[.L36];[.L55])/3" office:value-type="percentage" office:value="14601.5184749811" calcext:value-type="percentage">
            <text:p>1460151.85%</text:p>
          </table:table-cell>
          <table:table-cell table:style-name="ce6" table:formula="of:=SUM([.M17];[.M36];[.M55])/3" office:value-type="percentage" office:value="134.094048052869" calcext:value-type="percentage">
            <text:p>13409.40%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200010299683" calcext:value-type="float">
            <text:p>3.242000103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27400016784668" calcext:value-type="float">
            <text:p>3.2740001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41.953" calcext:value-type="float">
            <text:p>541.953</text:p>
          </table:table-cell>
          <table:table-cell office:value-type="float" office:value="544.781" calcext:value-type="float">
            <text:p>544.78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18]/[.B18])-1" office:value-type="percentage" office:value="-0.127698978977249" calcext:value-type="percentage">
            <text:p>-12.77%</text:p>
          </table:table-cell>
          <table:table-cell table:style-name="ce2" table:formula="of:=([.H18]/[.C18])-1" office:value-type="percentage" office:value="16934.9969282213" calcext:value-type="percentage">
            <text:p>1693499.69%</text:p>
          </table:table-cell>
          <table:table-cell table:style-name="ce2" table:formula="of:=([.I18]/[.D18])-1" office:value-type="percentage" office:value="165.396142966084" calcext:value-type="percentage">
            <text:p>16539.61%</text:p>
          </table:table-cell>
          <table:table-cell table:style-name="ce4" office:value-type="float" office:value="400" calcext:value-type="float">
            <text:p>400</text:p>
          </table:table-cell>
          <table:table-cell table:style-name="ce6" table:formula="of:=SUM([.K18];[.K37];[.K56])/3" office:value-type="percentage" office:value="-0.131643740397244" calcext:value-type="percentage">
            <text:p>-13.16%</text:p>
          </table:table-cell>
          <table:table-cell table:style-name="ce6" table:formula="of:=SUM([.L18];[.L37];[.L56])/3" office:value-type="percentage" office:value="16587.7123154777" calcext:value-type="percentage">
            <text:p>1658771.23%</text:p>
          </table:table-cell>
          <table:table-cell table:style-name="ce6" table:formula="of:=SUM([.M18];[.M37];[.M56])/3" office:value-type="percentage" office:value="165.439868596397" calcext:value-type="percentage">
            <text:p>16543.99%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3999991416931" calcext:value-type="float">
            <text:p>3.8399999142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859" calcext:value-type="float">
            <text:p>764.859</text:p>
          </table:table-cell>
          <table:table-cell office:value-type="float" office:value="768.281" calcext:value-type="float">
            <text:p>768.281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19]/[.B19])-1" office:value-type="percentage" office:value="-0.108854146748004" calcext:value-type="percentage">
            <text:p>-10.89%</text:p>
          </table:table-cell>
          <table:table-cell table:style-name="ce2" table:formula="of:=([.H19]/[.C19])-1" office:value-type="percentage" office:value="18209.904588053" calcext:value-type="percentage">
            <text:p>1820990.46%</text:p>
          </table:table-cell>
          <table:table-cell table:style-name="ce2" table:formula="of:=([.I19]/[.D19])-1" office:value-type="percentage" office:value="196.908553848452" calcext:value-type="percentage">
            <text:p>19690.86%</text:p>
          </table:table-cell>
          <table:table-cell table:style-name="ce4" office:value-type="float" office:value="450" calcext:value-type="float">
            <text:p>450</text:p>
          </table:table-cell>
          <table:table-cell table:style-name="ce6" table:formula="of:=SUM([.K19];[.K38];[.K57])/3" office:value-type="percentage" office:value="-0.113084167757799" calcext:value-type="percentage">
            <text:p>-11.31%</text:p>
          </table:table-cell>
          <table:table-cell table:style-name="ce6" table:formula="of:=SUM([.L19];[.L38];[.L57])/3" office:value-type="percentage" office:value="21823.6654355533" calcext:value-type="percentage">
            <text:p>2182366.54%</text:p>
          </table:table-cell>
          <table:table-cell table:style-name="ce6" table:formula="of:=SUM([.M19];[.M38];[.M57])/3" office:value-type="percentage" office:value="195.418599394011" calcext:value-type="percentage">
            <text:p>19541.86%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900002479553" calcext:value-type="float">
            <text:p>4.5490000248</text:p>
          </table:table-cell>
          <table:table-cell office:value-type="float" office:value="0.0389997959136963" calcext:value-type="float">
            <text:p>0.0389997959</text:p>
          </table:table-cell>
          <table:table-cell office:value-type="float" office:value="4.58799982070923" calcext:value-type="float">
            <text:p>4.5879998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97" calcext:value-type="float">
            <text:p>4.297</text:p>
          </table:table-cell>
          <table:table-cell office:value-type="float" office:value="1030.09" calcext:value-type="float">
            <text:p>1030.09</text:p>
          </table:table-cell>
          <table:table-cell office:value-type="float" office:value="1034.39" calcext:value-type="float">
            <text:p>1034.3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20]/[.B20])-1" office:value-type="percentage" office:value="-0.0553967956522176" calcext:value-type="percentage">
            <text:p>-5.54%</text:p>
          </table:table-cell>
          <table:table-cell table:style-name="ce2" table:formula="of:=([.H20]/[.C20])-1" office:value-type="percentage" office:value="26411.7023197638" calcext:value-type="percentage">
            <text:p>2641170.23%</text:p>
          </table:table-cell>
          <table:table-cell table:style-name="ce2" table:formula="of:=([.I20]/[.D20])-1" office:value-type="percentage" office:value="224.455544991739" calcext:value-type="percentage">
            <text:p>22445.55%</text:p>
          </table:table-cell>
          <table:table-cell table:style-name="ce4" office:value-type="float" office:value="500" calcext:value-type="float">
            <text:p>500</text:p>
          </table:table-cell>
          <table:table-cell table:style-name="ce6" table:formula="of:=SUM([.K20];[.K39];[.K58])/3" office:value-type="percentage" office:value="-0.060296293938908" calcext:value-type="percentage">
            <text:p>-6.03%</text:p>
          </table:table-cell>
          <table:table-cell table:style-name="ce6" table:formula="of:=SUM([.L20];[.L39];[.L58])/3" office:value-type="percentage" office:value="22875.748866043" calcext:value-type="percentage">
            <text:p>2287574.89%</text:p>
          </table:table-cell>
          <table:table-cell table:style-name="ce6" table:formula="of:=SUM([.M20];[.M39];[.M58])/3" office:value-type="percentage" office:value="224.508495407289" calcext:value-type="percentage">
            <text:p>22450.8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4"/>
          <table:table-cell office:value-type="string" calcext:value-type="string">
            <text:p>Trial 2 </text:p>
          </table:table-cell>
          <table:table-cell table:number-columns-repeated="3"/>
          <table:table-cell table:style-name="ce1" office:value-type="string" calcext:value-type="string">
            <text:p>Trial 2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roadrunner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roadrunner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7000112533569" calcext:value-type="float">
            <text:p>0.1070001125</text:p>
          </table:table-cell>
          <table:table-cell office:value-type="float" office:value="0" calcext:value-type="float">
            <text:p>0</text:p>
          </table:table-cell>
          <table:table-cell office:value-type="float" office:value="0.107000112533569" calcext:value-type="float">
            <text:p>0.1070001125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jean_marie</text:p>
          </table:table-cell>
          <table:table-cell table:formula="of:=([.B4]+[.B23]+[.B42])/3" office:value-type="float" office:value="0.110000054041544" calcext:value-type="float">
            <text:p>0.110000054</text:p>
          </table:table-cell>
          <table:table-cell table:formula="of:=([.C4]+[.C23]+[.C42])/3" office:value-type="float" office:value="0.000333309173583984" calcext:value-type="float">
            <text:p>0.0003333092</text:p>
          </table:table-cell>
          <table:table-cell table:formula="of:=([.D4]+[.D23]+[.D42])/3" office:value-type="float" office:value="0.110333363215128" calcext:value-type="float">
            <text:p>0.1103333632</text:p>
          </table:table-cell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700008392334" calcext:value-type="float">
            <text:p>0.1370000839</text:p>
          </table:table-cell>
          <table:table-cell office:value-type="float" office:value="0.187999963760376" calcext:value-type="float">
            <text:p>0.1879999638</text:p>
          </table:table-cell>
          <table:table-cell office:value-type="float" office:value="0.325000047683716" calcext:value-type="float">
            <text:p>0.325000047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24]/[.B24])-1" office:value-type="percentage" office:value="-1" calcext:value-type="percentage">
            <text:p>-100.00%</text:p>
          </table:table-cell>
          <table:table-cell table:style-name="ce2" table:formula="of:=([.H24]/[.C24])-1" office:value-type="percentage" office:value="4.23404356212644" calcext:value-type="percentage">
            <text:p>423.40%</text:p>
          </table:table-cell>
          <table:table-cell table:style-name="ce2" table:formula="of:=([.I24]/[.D24])-1" office:value-type="percentage" office:value="2.027691863472" calcext:value-type="percentage">
            <text:p>202.77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B5]+[.B24]+[.B43])/3" office:value-type="float" office:value="0.136333386103312" calcext:value-type="float">
            <text:p>0.1363333861</text:p>
          </table:table-cell>
          <table:table-cell table:formula="of:=([.C5]+[.C24]+[.C43])/3" office:value-type="float" office:value="0.187666575113932" calcext:value-type="float">
            <text:p>0.1876665751</text:p>
          </table:table-cell>
          <table:table-cell table:formula="of:=([.D5]+[.D24]+[.D43])/3" office:value-type="float" office:value="0.323999961217245" calcext:value-type="float">
            <text:p>0.3239999612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0999937057495" calcext:value-type="float">
            <text:p>0.4909999371</text:p>
          </table:table-cell>
          <table:table-cell office:value-type="float" office:value="0.00799989700317383" calcext:value-type="float">
            <text:p>0.007999897</text:p>
          </table:table-cell>
          <table:table-cell office:value-type="float" office:value="0.498999834060669" calcext:value-type="float">
            <text:p>0.498999834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81" calcext:value-type="float">
            <text:p>0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2.563" calcext:value-type="float">
            <text:p>2.563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25]/[.B25])-1" office:value-type="percentage" office:value="-0.42769850097334" calcext:value-type="percentage">
            <text:p>-42.77%</text:p>
          </table:table-cell>
          <table:table-cell table:style-name="ce2" table:formula="of:=([.H25]/[.C25])-1" office:value-type="percentage" office:value="284.253672527865" calcext:value-type="percentage">
            <text:p>28425.37%</text:p>
          </table:table-cell>
          <table:table-cell table:style-name="ce2" table:formula="of:=([.I25]/[.D25])-1" office:value-type="percentage" office:value="4.13627425312608" calcext:value-type="percentage">
            <text:p>413.63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B6]+[.B25]+[.B44])/3" office:value-type="float" office:value="0.506333351135254" calcext:value-type="float">
            <text:p>0.5063333511</text:p>
          </table:table-cell>
          <table:table-cell table:formula="of:=([.C6]+[.C25]+[.C44])/3" office:value-type="float" office:value="0.00733327865600586" calcext:value-type="float">
            <text:p>0.0073332787</text:p>
          </table:table-cell>
          <table:table-cell table:formula="of:=([.D6]+[.D25]+[.D44])/3" office:value-type="float" office:value="0.51366662979126" calcext:value-type="float">
            <text:p>0.5136666298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59999847412109" calcext:value-type="float">
            <text:p>0.065999984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69999122619629" calcext:value-type="float">
            <text:p>0.0669999123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formula="of:=([.B7]+[.B26]+[.B45])/3" office:value-type="float" office:value="0.0670000712076823" calcext:value-type="float">
            <text:p>0.0670000712</text:p>
          </table:table-cell>
          <table:table-cell table:formula="of:=([.C7]+[.C26]+[.C45])/3" office:value-type="float" office:value="0.000999927520751953" calcext:value-type="float">
            <text:p>0.0009999275</text:p>
          </table:table-cell>
          <table:table-cell table:formula="of:=([.D7]+[.D26]+[.D45])/3" office:value-type="float" office:value="0.0679999987284343" calcext:value-type="float">
            <text:p>0.0679999987</text:p>
          </table:table-cell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27]/[.B27])-1" office:value-type="percentage" office:value="-0.71171187023163" calcext:value-type="percentage">
            <text:p>-71.17%</text:p>
          </table:table-cell>
          <table:table-cell table:style-name="ce2" table:formula="of:=([.H27]/[.C27])-1" office:value-type="percentage" office:value="2.97674577361315" calcext:value-type="percentage">
            <text:p>297.67%</text:p>
          </table:table-cell>
          <table:table-cell table:style-name="ce2" table:formula="of:=([.I27]/[.D27])-1" office:value-type="percentage" office:value="0.318181442679696" calcext:value-type="percentage">
            <text:p>31.82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B8]+[.B27]+[.B46])/3" office:value-type="float" office:value="0.111666758855184" calcext:value-type="float">
            <text:p>0.1116667589</text:p>
          </table:table-cell>
          <table:table-cell table:formula="of:=([.C8]+[.C27]+[.C46])/3" office:value-type="float" office:value="0.0426666736602783" calcext:value-type="float">
            <text:p>0.0426666737</text:p>
          </table:table-cell>
          <table:table-cell table:formula="of:=([.D8]+[.D27]+[.D46])/3" office:value-type="float" office:value="0.154333432515463" calcext:value-type="float">
            <text:p>0.1543334325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100016593933105" calcext:value-type="float">
            <text:p>0.0010001659</text:p>
          </table:table-cell>
          <table:table-cell office:value-type="float" office:value="0.0290000438690186" calcext:value-type="float">
            <text:p>0.0290000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28]/[.B28])-1" office:value-type="percentage" office:value="-1" calcext:value-type="percentage">
            <text:p>-100.00%</text:p>
          </table:table-cell>
          <table:table-cell table:style-name="ce2" table:formula="of:=([.H28]/[.C28])-1" office:value-type="percentage" office:value="13.9975113230036" calcext:value-type="percentage">
            <text:p>1399.75%</text:p>
          </table:table-cell>
          <table:table-cell table:style-name="ce2" table:formula="of:=([.I28]/[.D28])-1" office:value-type="percentage" office:value="-0.482759403132323" calcext:value-type="percentage">
            <text:p>-48.28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B9]+[.B28]+[.B47])/3" office:value-type="float" office:value="0.0300000508626302" calcext:value-type="float">
            <text:p>0.0300000509</text:p>
          </table:table-cell>
          <table:table-cell table:formula="of:=([.C9]+[.C28]+[.C47])/3" office:value-type="float" office:value="0.00100000699361165" calcext:value-type="float">
            <text:p>0.001000007</text:p>
          </table:table-cell>
          <table:table-cell table:formula="of:=([.D9]+[.D28]+[.D47])/3" office:value-type="float" office:value="0.0310000578562419" calcext:value-type="float">
            <text:p>0.031000057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999198913574" calcext:value-type="float">
            <text:p>0.033999919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29]/[.B29])-1" office:value-type="percentage" office:value="-1" calcext:value-type="percentage">
            <text:p>-100.00%</text:p>
          </table:table-cell>
          <table:table-cell table:style-name="ce2" table:formula="of:=([.H29]/[.C29])-1" office:value-type="percentage" office:value="14.9992523542734" calcext:value-type="percentage">
            <text:p>1499.93%</text:p>
          </table:table-cell>
          <table:table-cell table:style-name="ce2" table:formula="of:=([.I29]/[.D29])-1" office:value-type="percentage" office:value="-0.111111440776184" calcext:value-type="percentage">
            <text:p>-11.11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B10]+[.B29]+[.B48])/3" office:value-type="float" office:value="0.0356667041778564" calcext:value-type="float">
            <text:p>0.0356667042</text:p>
          </table:table-cell>
          <table:table-cell table:formula="of:=([.C10]+[.C29]+[.C48])/3" office:value-type="float" office:value="0.00133331616719564" calcext:value-type="float">
            <text:p>0.0013333162</text:p>
          </table:table-cell>
          <table:table-cell table:formula="of:=([.D10]+[.D29]+[.D48])/3" office:value-type="float" office:value="0.0370000203450521" calcext:value-type="float">
            <text:p>0.037000020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.00400018692016602" calcext:value-type="float">
            <text:p>0.0040001869</text:p>
          </table:table-cell>
          <table:table-cell office:value-type="float" office:value="0.284000158309936" calcext:value-type="float">
            <text:p>0.28400015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.469" calcext:value-type="float">
            <text:p>2.469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30]/[.B30])-1" office:value-type="percentage" office:value="-0.499999948910298" calcext:value-type="percentage">
            <text:p>-50.00%</text:p>
          </table:table-cell>
          <table:table-cell table:style-name="ce2" table:formula="of:=([.H30]/[.C30])-1" office:value-type="percentage" office:value="616.221157229705" calcext:value-type="percentage">
            <text:p>61622.12%</text:p>
          </table:table-cell>
          <table:table-cell table:style-name="ce2" table:formula="of:=([.I30]/[.D30])-1" office:value-type="percentage" office:value="8.18661459742124" calcext:value-type="percentage">
            <text:p>818.6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14" calcext:value-type="float">
            <text:p>0.0314</text:p>
          </table:table-cell>
          <table:table-cell table:formula="of:=[.O30]+[.P30]" office:value-type="float" office:value="0.3744" calcext:value-type="float">
            <text:p>0.3744</text:p>
          </table:table-cell>
          <table:table-cell table:style-name="ce1" office:value-type="float" office:value="50" calcext:value-type="float">
            <text:p>50</text:p>
          </table:table-cell>
          <table:table-cell table:formula="of:=([.B11]+[.B30]+[.B49])/3" office:value-type="float" office:value="0.285000006357829" calcext:value-type="float">
            <text:p>0.2850000064</text:p>
          </table:table-cell>
          <table:table-cell table:formula="of:=([.C11]+[.C30]+[.C49])/3" office:value-type="float" office:value="0.00400002797444661" calcext:value-type="float">
            <text:p>0.004000028</text:p>
          </table:table-cell>
          <table:table-cell table:formula="of:=([.D11]+[.D30]+[.D49])/3" office:value-type="float" office:value="0.289000034332275" calcext:value-type="float">
            <text:p>0.2890000343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30]-[.O30])/[.O30]" office:value-type="percentage" office:value="-0.169096191376593" calcext:value-type="percentage">
            <text:p>-16.91%</text:p>
          </table:table-cell>
          <table:table-cell table:style-name="ce2" table:formula="of:=([.T30]-[.P30])/[.P30]" office:value-type="percentage" office:value="-0.87261057406221" calcext:value-type="percentage">
            <text:p>-87.26%</text:p>
          </table:table-cell>
          <table:table-cell table:style-name="ce2" table:formula="of:=([.U30]-[.Q30])/[.Q30]" office:value-type="percentage" office:value="-0.228098198898838" calcext:value-type="percentage">
            <text:p>-22.81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000017166138" calcext:value-type="float">
            <text:p>0.5820000172</text:p>
          </table:table-cell>
          <table:table-cell office:value-type="float" office:value="0.00600004196166992" calcext:value-type="float">
            <text:p>0.006000042</text:p>
          </table:table-cell>
          <table:table-cell office:value-type="float" office:value="0.588000059127808" calcext:value-type="float">
            <text:p>0.58800005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.296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31]/[.B31])-1" office:value-type="percentage" office:value="-0.491408949708839" calcext:value-type="percentage">
            <text:p>-49.14%</text:p>
          </table:table-cell>
          <table:table-cell table:style-name="ce2" table:formula="of:=([.H31]/[.C31])-1" office:value-type="percentage" office:value="2113.65187761265" calcext:value-type="percentage">
            <text:p>211365.19%</text:p>
          </table:table-cell>
          <table:table-cell table:style-name="ce2" table:formula="of:=([.I31]/[.D31])-1" office:value-type="percentage" office:value="21.0816304325877" calcext:value-type="percentage">
            <text:p>2108.16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1" calcext:value-type="float">
            <text:p>0.031</text:p>
          </table:table-cell>
          <table:table-cell table:formula="of:=[.O31]+[.P31]" office:value-type="float" office:value="0.718" calcext:value-type="float">
            <text:p>0.718</text:p>
          </table:table-cell>
          <table:table-cell table:style-name="ce1" office:value-type="float" office:value="100" calcext:value-type="float">
            <text:p>100</text:p>
          </table:table-cell>
          <table:table-cell table:formula="of:=([.B12]+[.B31]+[.B50])/3" office:value-type="float" office:value="0.580333312352499" calcext:value-type="float">
            <text:p>0.5803333124</text:p>
          </table:table-cell>
          <table:table-cell table:formula="of:=([.C12]+[.C31]+[.C50])/3" office:value-type="float" office:value="0.00700004895528158" calcext:value-type="float">
            <text:p>0.007000049</text:p>
          </table:table-cell>
          <table:table-cell table:formula="of:=([.D12]+[.D31]+[.D50])/3" office:value-type="float" office:value="0.58733336130778" calcext:value-type="float">
            <text:p>0.5873333613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31]-[.O31])/[.O31]" office:value-type="percentage" office:value="-0.155264465280206" calcext:value-type="percentage">
            <text:p>-15.53%</text:p>
          </table:table-cell>
          <table:table-cell table:style-name="ce2" table:formula="of:=([.T31]-[.P31])/[.P31]" office:value-type="percentage" office:value="-0.774191969184465" calcext:value-type="percentage">
            <text:p>-77.42%</text:p>
          </table:table-cell>
          <table:table-cell table:style-name="ce2" table:formula="of:=([.U31]-[.Q31])/[.Q31]" office:value-type="percentage" office:value="-0.18198696196688" calcext:value-type="percentage">
            <text:p>-18.20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4999961853027" calcext:value-type="float">
            <text:p>0.9149999619</text:p>
          </table:table-cell>
          <table:table-cell office:value-type="float" office:value="0.0109999179840088" calcext:value-type="float">
            <text:p>0.010999918</text:p>
          </table:table-cell>
          <table:table-cell office:value-type="float" office:value="0.925999879837036" calcext:value-type="float">
            <text:p>0.9259998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2" calcext:value-type="float">
            <text:p>0.532</text:p>
          </table:table-cell>
          <table:table-cell office:value-type="float" office:value="35.578" calcext:value-type="float">
            <text:p>35.578</text:p>
          </table:table-cell>
          <table:table-cell office:value-type="float" office:value="36.11" calcext:value-type="float">
            <text:p>36.11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32]/[.B32])-1" office:value-type="percentage" office:value="-0.418579210732849" calcext:value-type="percentage">
            <text:p>-41.86%</text:p>
          </table:table-cell>
          <table:table-cell table:style-name="ce2" table:formula="of:=([.H32]/[.C32])-1" office:value-type="percentage" office:value="3233.38775195613" calcext:value-type="percentage">
            <text:p>323338.78%</text:p>
          </table:table-cell>
          <table:table-cell table:style-name="ce2" table:formula="of:=([.I32]/[.D32])-1" office:value-type="percentage" office:value="37.9956854058716" calcext:value-type="percentage">
            <text:p>3799.57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.138" calcext:value-type="float">
            <text:p>1.138</text:p>
          </table:table-cell>
          <table:table-cell office:value-type="float" office:value="0.063" calcext:value-type="float">
            <text:p>0.063</text:p>
          </table:table-cell>
          <table:table-cell table:formula="of:=[.O32]+[.P32]" office:value-type="float" office:value="1.201" calcext:value-type="float">
            <text:p>1.201</text:p>
          </table:table-cell>
          <table:table-cell table:style-name="ce1" office:value-type="float" office:value="150" calcext:value-type="float">
            <text:p>150</text:p>
          </table:table-cell>
          <table:table-cell table:formula="of:=([.B13]+[.B32]+[.B51])/3" office:value-type="float" office:value="0.916333357493082" calcext:value-type="float">
            <text:p>0.9163333575</text:p>
          </table:table-cell>
          <table:table-cell table:formula="of:=([.C13]+[.C32]+[.C51])/3" office:value-type="float" office:value="0.0109999974568685" calcext:value-type="float">
            <text:p>0.0109999975</text:p>
          </table:table-cell>
          <table:table-cell table:formula="of:=([.D13]+[.D32]+[.D51])/3" office:value-type="float" office:value="0.927333354949951" calcext:value-type="float">
            <text:p>0.9273333549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32]-[.O32])/[.O32]" office:value-type="percentage" office:value="-0.19478615334527" calcext:value-type="percentage">
            <text:p>-19.48%</text:p>
          </table:table-cell>
          <table:table-cell table:style-name="ce2" table:formula="of:=([.T32]-[.P32])/[.P32]" office:value-type="percentage" office:value="-0.825396865763992" calcext:value-type="percentage">
            <text:p>-82.54%</text:p>
          </table:table-cell>
          <table:table-cell table:style-name="ce2" table:formula="of:=([.U32]-[.Q32])/[.Q32]" office:value-type="percentage" office:value="-0.227865649500457" calcext:value-type="percentage">
            <text:p>-22.79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200004577637" calcext:value-type="float">
            <text:p>1.30200004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31599998474121" calcext:value-type="float">
            <text:p>1.31599998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28" calcext:value-type="float">
            <text:p>0.828</text:p>
          </table:table-cell>
          <table:table-cell office:value-type="float" office:value="76.672" calcext:value-type="float">
            <text:p>76.672</text:p>
          </table:table-cell>
          <table:table-cell office:value-type="float" office:value="77.5" calcext:value-type="float">
            <text:p>77.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33]/[.B33])-1" office:value-type="percentage" office:value="-0.364055321898033" calcext:value-type="percentage">
            <text:p>-36.41%</text:p>
          </table:table-cell>
          <table:table-cell table:style-name="ce2" table:formula="of:=([.H33]/[.C33])-1" office:value-type="percentage" office:value="5475.59530463213" calcext:value-type="percentage">
            <text:p>547559.53%</text:p>
          </table:table-cell>
          <table:table-cell table:style-name="ce2" table:formula="of:=([.I33]/[.D33])-1" office:value-type="percentage" office:value="57.8905781904247" calcext:value-type="percentage">
            <text:p>5789.06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.622" calcext:value-type="float">
            <text:p>1.622</text:p>
          </table:table-cell>
          <table:table-cell office:value-type="float" office:value="0.078" calcext:value-type="float">
            <text:p>0.078</text:p>
          </table:table-cell>
          <table:table-cell table:formula="of:=[.O33]+[.P33]" office:value-type="float" office:value="1.7" calcext:value-type="float">
            <text:p>1.7</text:p>
          </table:table-cell>
          <table:table-cell table:style-name="ce1" office:value-type="float" office:value="200" calcext:value-type="float">
            <text:p>200</text:p>
          </table:table-cell>
          <table:table-cell table:formula="of:=([.B14]+[.B33]+[.B52])/3" office:value-type="float" office:value="1.30200004577637" calcext:value-type="float">
            <text:p>1.3020000458</text:p>
          </table:table-cell>
          <table:table-cell table:formula="of:=([.C14]+[.C33]+[.C52])/3" office:value-type="float" office:value="0.0143333276112875" calcext:value-type="float">
            <text:p>0.0143333276</text:p>
          </table:table-cell>
          <table:table-cell table:formula="of:=([.D14]+[.D33]+[.D52])/3" office:value-type="float" office:value="1.31633337338765" calcext:value-type="float">
            <text:p>1.3163333734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33]-[.O33])/[.O33]" office:value-type="percentage" office:value="-0.19728727140791" calcext:value-type="percentage">
            <text:p>-19.73%</text:p>
          </table:table-cell>
          <table:table-cell table:style-name="ce2" table:formula="of:=([.T33]-[.P33])/[.P33]" office:value-type="percentage" office:value="-0.816239389598879" calcext:value-type="percentage">
            <text:p>-81.62%</text:p>
          </table:table-cell>
          <table:table-cell table:style-name="ce2" table:formula="of:=([.U33]-[.Q33])/[.Q33]" office:value-type="percentage" office:value="-0.225686250948439" calcext:value-type="percentage">
            <text:p>-22.57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2699999809265" calcext:value-type="float">
            <text:p>1.7269999981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1.75300002098084" calcext:value-type="float">
            <text:p>1.753000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34" calcext:value-type="float">
            <text:p>1.234</text:p>
          </table:table-cell>
          <table:table-cell office:value-type="float" office:value="142.203" calcext:value-type="float">
            <text:p>142.203</text:p>
          </table:table-cell>
          <table:table-cell office:value-type="float" office:value="143.437" calcext:value-type="float">
            <text:p>143.4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34]/[.B34])-1" office:value-type="percentage" office:value="-0.285466125441305" calcext:value-type="percentage">
            <text:p>-28.55%</text:p>
          </table:table-cell>
          <table:table-cell table:style-name="ce2" table:formula="of:=([.H34]/[.C34])-1" office:value-type="percentage" office:value="5468.34133910428" calcext:value-type="percentage">
            <text:p>546834.13%</text:p>
          </table:table-cell>
          <table:table-cell table:style-name="ce2" table:formula="of:=([.I34]/[.D34])-1" office:value-type="percentage" office:value="80.8237297679803" calcext:value-type="percentage">
            <text:p>8082.37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  <table:table-cell office:value-type="float" office:value="0.097" calcext:value-type="float">
            <text:p>0.097</text:p>
          </table:table-cell>
          <table:table-cell table:formula="of:=[.O34]+[.P34]" office:value-type="float" office:value="2.312" calcext:value-type="float">
            <text:p>2.312</text:p>
          </table:table-cell>
          <table:table-cell table:style-name="ce1" office:value-type="float" office:value="250" calcext:value-type="float">
            <text:p>250</text:p>
          </table:table-cell>
          <table:table-cell table:formula="of:=([.B15]+[.B34]+[.B53])/3" office:value-type="float" office:value="1.72666668891907" calcext:value-type="float">
            <text:p>1.7266666889</text:p>
          </table:table-cell>
          <table:table-cell table:formula="of:=([.C15]+[.C34]+[.C53])/3" office:value-type="float" office:value="0.0230000019073486" calcext:value-type="float">
            <text:p>0.0230000019</text:p>
          </table:table-cell>
          <table:table-cell table:formula="of:=([.D15]+[.D34]+[.D53])/3" office:value-type="float" office:value="1.74966669082642" calcext:value-type="float">
            <text:p>1.7496666908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34]-[.O34])/[.O34]" office:value-type="percentage" office:value="-0.220466506131347" calcext:value-type="percentage">
            <text:p>-22.05%</text:p>
          </table:table-cell>
          <table:table-cell table:style-name="ce2" table:formula="of:=([.T34]-[.P34])/[.P34]" office:value-type="percentage" office:value="-0.762886578274756" calcext:value-type="percentage">
            <text:p>-76.29%</text:p>
          </table:table-cell>
          <table:table-cell table:style-name="ce2" table:formula="of:=([.U34]-[.Q34])/[.Q34]" office:value-type="percentage" office:value="-0.243223749642553" calcext:value-type="percentage">
            <text:p>-24.32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0199990272522" calcext:value-type="float">
            <text:p>2.2019999027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2399997711182" calcext:value-type="float">
            <text:p>2.22399997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719" calcext:value-type="float">
            <text:p>1.719</text:p>
          </table:table-cell>
          <table:table-cell office:value-type="float" office:value="245.391" calcext:value-type="float">
            <text:p>245.391</text:p>
          </table:table-cell>
          <table:table-cell office:value-type="float" office:value="247.11" calcext:value-type="float">
            <text:p>247.1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35]/[.B35])-1" office:value-type="percentage" office:value="-0.219346014560425" calcext:value-type="percentage">
            <text:p>-21.93%</text:p>
          </table:table-cell>
          <table:table-cell table:style-name="ce2" table:formula="of:=([.H35]/[.C35])-1" office:value-type="percentage" office:value="11153.0986492983" calcext:value-type="percentage">
            <text:p>1115309.86%</text:p>
          </table:table-cell>
          <table:table-cell table:style-name="ce2" table:formula="of:=([.I35]/[.D35])-1" office:value-type="percentage" office:value="110.11061265428" calcext:value-type="percentage">
            <text:p>11011.06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2.839" calcext:value-type="float">
            <text:p>2.839</text:p>
          </table:table-cell>
          <table:table-cell office:value-type="float" office:value="0.125" calcext:value-type="float">
            <text:p>0.125</text:p>
          </table:table-cell>
          <table:table-cell table:formula="of:=[.O35]+[.P35]" office:value-type="float" office:value="2.964" calcext:value-type="float">
            <text:p>2.964</text:p>
          </table:table-cell>
          <table:table-cell table:style-name="ce1" office:value-type="float" office:value="300" calcext:value-type="float">
            <text:p>300</text:p>
          </table:table-cell>
          <table:table-cell table:formula="of:=([.B16]+[.B35]+[.B54])/3" office:value-type="float" office:value="2.21099996566772" calcext:value-type="float">
            <text:p>2.2109999657</text:p>
          </table:table-cell>
          <table:table-cell table:formula="of:=([.C16]+[.C35]+[.C54])/3" office:value-type="float" office:value="0.0220000743865967" calcext:value-type="float">
            <text:p>0.0220000744</text:p>
          </table:table-cell>
          <table:table-cell table:formula="of:=([.D16]+[.D35]+[.D54])/3" office:value-type="float" office:value="2.23300004005432" calcext:value-type="float">
            <text:p>2.233000040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35]-[.O35])/[.O35]" office:value-type="percentage" office:value="-0.221204661617568" calcext:value-type="percentage">
            <text:p>-22.12%</text:p>
          </table:table-cell>
          <table:table-cell table:style-name="ce2" table:formula="of:=([.T35]-[.P35])/[.P35]" office:value-type="percentage" office:value="-0.823999404907226" calcext:value-type="percentage">
            <text:p>-82.40%</text:p>
          </table:table-cell>
          <table:table-cell table:style-name="ce2" table:formula="of:=([.U35]-[.Q35])/[.Q35]" office:value-type="percentage" office:value="-0.246626167323103" calcext:value-type="percentage">
            <text:p>-24.66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300000190735" calcext:value-type="float">
            <text:p>2.773000001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9900002479553" calcext:value-type="float">
            <text:p>2.79900002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66.391" calcext:value-type="float">
            <text:p>366.391</text:p>
          </table:table-cell>
          <table:table-cell office:value-type="float" office:value="368.563" calcext:value-type="float">
            <text:p>368.563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36]/[.B36])-1" office:value-type="percentage" office:value="-0.216732780921011" calcext:value-type="percentage">
            <text:p>-21.67%</text:p>
          </table:table-cell>
          <table:table-cell table:style-name="ce2" table:formula="of:=([.H36]/[.C36])-1" office:value-type="percentage" office:value="14090.9491331108" calcext:value-type="percentage">
            <text:p>1409094.91%</text:p>
          </table:table-cell>
          <table:table-cell table:style-name="ce2" table:formula="of:=([.I36]/[.D36])-1" office:value-type="percentage" office:value="130.676669072886" calcext:value-type="percentage">
            <text:p>13067.67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3.541" calcext:value-type="float">
            <text:p>3.541</text:p>
          </table:table-cell>
          <table:table-cell office:value-type="float" office:value="0.125" calcext:value-type="float">
            <text:p>0.125</text:p>
          </table:table-cell>
          <table:table-cell table:formula="of:=[.O36]+[.P36]" office:value-type="float" office:value="3.666" calcext:value-type="float">
            <text:p>3.666</text:p>
          </table:table-cell>
          <table:table-cell table:style-name="ce1" office:value-type="float" office:value="350" calcext:value-type="float">
            <text:p>350</text:p>
          </table:table-cell>
          <table:table-cell table:formula="of:=([.B17]+[.B36]+[.B55])/3" office:value-type="float" office:value="2.76366662979126" calcext:value-type="float">
            <text:p>2.7636666298</text:p>
          </table:table-cell>
          <table:table-cell table:formula="of:=([.C17]+[.C36]+[.C55])/3" office:value-type="float" office:value="0.0256667137145996" calcext:value-type="float">
            <text:p>0.0256667137</text:p>
          </table:table-cell>
          <table:table-cell table:formula="of:=([.D17]+[.D36]+[.D55])/3" office:value-type="float" office:value="2.78933334350586" calcext:value-type="float">
            <text:p>2.7893333435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36]-[.O36])/[.O36]" office:value-type="percentage" office:value="-0.219523685458554" calcext:value-type="percentage">
            <text:p>-21.95%</text:p>
          </table:table-cell>
          <table:table-cell table:style-name="ce2" table:formula="of:=([.T36]-[.P36])/[.P36]" office:value-type="percentage" office:value="-0.794666290283203" calcext:value-type="percentage">
            <text:p>-79.47%</text:p>
          </table:table-cell>
          <table:table-cell table:style-name="ce2" table:formula="of:=([.U36]-[.Q36])/[.Q36]" office:value-type="percentage" office:value="-0.239134385295728" calcext:value-type="percentage">
            <text:p>-23.91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300003051758" calcext:value-type="float">
            <text:p>3.2430000305</text:p>
          </table:table-cell>
          <table:table-cell office:value-type="float" office:value="0.0369999408721924" calcext:value-type="float">
            <text:p>0.0369999409</text:p>
          </table:table-cell>
          <table:table-cell office:value-type="float" office:value="3.27999997138977" calcext:value-type="float">
            <text:p>3.27999997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13" calcext:value-type="float">
            <text:p>2.813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554.61" calcext:value-type="float">
            <text:p>554.6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37]/[.B37])-1" office:value-type="percentage" office:value="-0.132593285991722" calcext:value-type="percentage">
            <text:p>-13.26%</text:p>
          </table:table-cell>
          <table:table-cell table:style-name="ce2" table:formula="of:=([.H37]/[.C37])-1" office:value-type="percentage" office:value="14912.4562648641" calcext:value-type="percentage">
            <text:p>1491245.63%</text:p>
          </table:table-cell>
          <table:table-cell table:style-name="ce2" table:formula="of:=([.I37]/[.D37])-1" office:value-type="percentage" office:value="168.088416109042" calcext:value-type="percentage">
            <text:p>16808.84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.197" calcext:value-type="float">
            <text:p>4.197</text:p>
          </table:table-cell>
          <table:table-cell office:value-type="float" office:value="0.156" calcext:value-type="float">
            <text:p>0.156</text:p>
          </table:table-cell>
          <table:table-cell table:formula="of:=[.O37]+[.P37]" office:value-type="float" office:value="4.353" calcext:value-type="float">
            <text:p>4.353</text:p>
          </table:table-cell>
          <table:table-cell table:style-name="ce1" office:value-type="float" office:value="400" calcext:value-type="float">
            <text:p>400</text:p>
          </table:table-cell>
          <table:table-cell table:formula="of:=([.B18]+[.B37]+[.B56])/3" office:value-type="float" office:value="3.25100008646647" calcext:value-type="float">
            <text:p>3.2510000865</text:p>
          </table:table-cell>
          <table:table-cell table:formula="of:=([.C18]+[.C37]+[.C56])/3" office:value-type="float" office:value="0.0329999923706055" calcext:value-type="float">
            <text:p>0.0329999924</text:p>
          </table:table-cell>
          <table:table-cell table:formula="of:=([.D18]+[.D37]+[.D56])/3" office:value-type="float" office:value="3.28400007883708" calcext:value-type="float">
            <text:p>3.284000078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37]-[.O37])/[.O37]" office:value-type="percentage" office:value="-0.225399073989404" calcext:value-type="percentage">
            <text:p>-22.54%</text:p>
          </table:table-cell>
          <table:table-cell table:style-name="ce2" table:formula="of:=([.T37]-[.P37])/[.P37]" office:value-type="percentage" office:value="-0.788461587367914" calcext:value-type="percentage">
            <text:p>-78.85%</text:p>
          </table:table-cell>
          <table:table-cell table:style-name="ce2" table:formula="of:=([.U37]-[.Q37])/[.Q37]" office:value-type="percentage" office:value="-0.245577744351694" calcext:value-type="percentage">
            <text:p>-24.56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4299993515015" calcext:value-type="float">
            <text:p>3.8429999352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391" calcext:value-type="float">
            <text:p>3.391</text:p>
          </table:table-cell>
          <table:table-cell office:value-type="float" office:value="747.922" calcext:value-type="float">
            <text:p>747.922</text:p>
          </table:table-cell>
          <table:table-cell office:value-type="float" office:value="751.313" calcext:value-type="float">
            <text:p>751.31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38]/[.B38])-1" office:value-type="percentage" office:value="-0.117616430595253" calcext:value-type="percentage">
            <text:p>-11.76%</text:p>
          </table:table-cell>
          <table:table-cell table:style-name="ce2" table:formula="of:=([.H38]/[.C38])-1" office:value-type="percentage" office:value="23371.5151342443" calcext:value-type="percentage">
            <text:p>2337151.51%</text:p>
          </table:table-cell>
          <table:table-cell table:style-name="ce2" table:formula="of:=([.I38]/[.D38])-1" office:value-type="percentage" office:value="192.887225806452" calcext:value-type="percentage">
            <text:p>19288.72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4.945" calcext:value-type="float">
            <text:p>4.945</text:p>
          </table:table-cell>
          <table:table-cell office:value-type="float" office:value="0.172" calcext:value-type="float">
            <text:p>0.172</text:p>
          </table:table-cell>
          <table:table-cell table:formula="of:=[.O38]+[.P38]" office:value-type="float" office:value="5.117" calcext:value-type="float">
            <text:p>5.117</text:p>
          </table:table-cell>
          <table:table-cell table:style-name="ce1" office:value-type="float" office:value="450" calcext:value-type="float">
            <text:p>450</text:p>
          </table:table-cell>
          <table:table-cell table:formula="of:=([.B19]+[.B38]+[.B57])/3" office:value-type="float" office:value="3.84666657447815" calcext:value-type="float">
            <text:p>3.8466665745</text:p>
          </table:table-cell>
          <table:table-cell table:formula="of:=([.C19]+[.C38]+[.C57])/3" office:value-type="float" office:value="0.0353333950042725" calcext:value-type="float">
            <text:p>0.035333395</text:p>
          </table:table-cell>
          <table:table-cell table:formula="of:=([.D19]+[.D38]+[.D57])/3" office:value-type="float" office:value="3.88199996948242" calcext:value-type="float">
            <text:p>3.8819999695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38]-[.O38])/[.O38]" office:value-type="percentage" office:value="-0.222109893937685" calcext:value-type="percentage">
            <text:p>-22.21%</text:p>
          </table:table-cell>
          <table:table-cell table:style-name="ce2" table:formula="of:=([.T38]-[.P38])/[.P38]" office:value-type="percentage" office:value="-0.794573284858881" calcext:value-type="percentage">
            <text:p>-79.46%</text:p>
          </table:table-cell>
          <table:table-cell table:style-name="ce2" table:formula="of:=([.U38]-[.Q38])/[.Q38]" office:value-type="percentage" office:value="-0.241352360859406" calcext:value-type="percentage">
            <text:p>-24.14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299998283386" calcext:value-type="float">
            <text:p>4.5429999828</text:p>
          </table:table-cell>
          <table:table-cell office:value-type="float" office:value="0.0480000972747803" calcext:value-type="float">
            <text:p>0.0480000973</text:p>
          </table:table-cell>
          <table:table-cell office:value-type="float" office:value="4.59100008010864" calcext:value-type="float">
            <text:p>4.59100008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87" calcext:value-type="float">
            <text:p>4.187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19.02" calcext:value-type="float">
            <text:p>1019.0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39]/[.B39])-1" office:value-type="percentage" office:value="-0.078362312167959" calcext:value-type="percentage">
            <text:p>-7.84%</text:p>
          </table:table-cell>
          <table:table-cell table:style-name="ce2" table:formula="of:=([.H39]/[.C39])-1" office:value-type="percentage" office:value="21141.2488206748" calcext:value-type="percentage">
            <text:p>2114124.88%</text:p>
          </table:table-cell>
          <table:table-cell table:style-name="ce2" table:formula="of:=([.I39]/[.D39])-1" office:value-type="percentage" office:value="220.960353347649" calcext:value-type="percentage">
            <text:p>22096.04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.975" calcext:value-type="float">
            <text:p>5.975</text:p>
          </table:table-cell>
          <table:table-cell office:value-type="float" office:value="0.203" calcext:value-type="float">
            <text:p>0.203</text:p>
          </table:table-cell>
          <table:table-cell table:formula="of:=[.O39]+[.P39]" office:value-type="float" office:value="6.178" calcext:value-type="float">
            <text:p>6.178</text:p>
          </table:table-cell>
          <table:table-cell table:style-name="ce1" office:value-type="float" office:value="500" calcext:value-type="float">
            <text:p>500</text:p>
          </table:table-cell>
          <table:table-cell table:formula="of:=([.B20]+[.B39]+[.B58])/3" office:value-type="float" office:value="4.52300000190735" calcext:value-type="float">
            <text:p>4.5230000019</text:p>
          </table:table-cell>
          <table:table-cell table:formula="of:=([.C20]+[.C39]+[.C58])/3" office:value-type="float" office:value="0.0453333059946696" calcext:value-type="float">
            <text:p>0.045333306</text:p>
          </table:table-cell>
          <table:table-cell table:formula="of:=([.D20]+[.D39]+[.D58])/3" office:value-type="float" office:value="4.56833330790202" calcext:value-type="float">
            <text:p>4.568333307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39]-[.O39])/[.O39]" office:value-type="percentage" office:value="-0.243012551982034" calcext:value-type="percentage">
            <text:p>-24.30%</text:p>
          </table:table-cell>
          <table:table-cell table:style-name="ce2" table:formula="of:=([.T39]-[.P39])/[.P39]" office:value-type="percentage" office:value="-0.776683221701135" calcext:value-type="percentage">
            <text:p>-77.67%</text:p>
          </table:table-cell>
          <table:table-cell table:style-name="ce2" table:formula="of:=([.U39]-[.Q39])/[.Q39]" office:value-type="percentage" office:value="-0.260548185836514" calcext:value-type="percentage">
            <text:p>-26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4"/>
          <table:table-cell office:value-type="string" calcext:value-type="string">
            <text:p>Trial 3 </text:p>
          </table:table-cell>
          <table:table-cell table:number-columns-repeated="3"/>
          <table:table-cell table:style-name="ce1" office:value-type="string" calcext:value-type="string">
            <text:p>Trial 3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Jarnac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Jarnac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8999967575073" calcext:value-type="float">
            <text:p>0.1089999676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109999895095825" calcext:value-type="float">
            <text:p>0.1099998951</text:p>
          </table:table-cell>
          <table:table-cell table:number-columns-repeated="5"/>
          <table:table-cell table:style-name="ce1"/>
          <table:table-cell table:style-name="ce2" table:number-columns-repeated="3"/>
          <table:table-cell table:number-columns-repeated="4"/>
          <table:table-cell table:style-name="ce1" office:value-type="string" calcext:value-type="string">
            <text:p>jean_marie</text:p>
          </table:table-cell>
          <table:table-cell table:number-columns-repeated="3"/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4000062942505" calcext:value-type="float">
            <text:p>0.1340000629</text:p>
          </table:table-cell>
          <table:table-cell office:value-type="float" office:value="0.188999891281128" calcext:value-type="float">
            <text:p>0.1889998913</text:p>
          </table:table-cell>
          <table:table-cell office:value-type="float" office:value="0.322999954223633" calcext:value-type="float">
            <text:p>0.3229999542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43]/[.B43])-1" office:value-type="percentage" office:value="-1" calcext:value-type="percentage">
            <text:p>-100.00%</text:p>
          </table:table-cell>
          <table:table-cell table:style-name="ce2" table:formula="of:=([.H43]/[.C43])-1" office:value-type="percentage" office:value="4.29100833456327" calcext:value-type="percentage">
            <text:p>429.10%</text:p>
          </table:table-cell>
          <table:table-cell table:style-name="ce2" table:formula="of:=([.I43]/[.D43])-1" office:value-type="percentage" office:value="2.09597567096755" calcext:value-type="percentage">
            <text:p>209.60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G5]+[.G24]+[.G43])/3" office:value-type="float" office:value="0.005" calcext:value-type="float">
            <text:p>0.005</text:p>
          </table:table-cell>
          <table:table-cell table:formula="of:=([.H5]+[.H24]+[.H43])/3" office:value-type="float" office:value="0.994666666666667" calcext:value-type="float">
            <text:p>0.9946666667</text:p>
          </table:table-cell>
          <table:table-cell table:formula="of:=([.I5]+[.I24]+[.I43])/3" office:value-type="float" office:value="0.999666666666667" calcext:value-type="float">
            <text:p>0.9996666667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6000051498413" calcext:value-type="float">
            <text:p>0.4960000515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03000020980835" calcext:value-type="float">
            <text:p>0.50300002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65" calcext:value-type="float">
            <text:p>0.265</text:p>
          </table:table-cell>
          <table:table-cell office:value-type="float" office:value="2.282" calcext:value-type="float">
            <text:p>2.282</text:p>
          </table:table-cell>
          <table:table-cell office:value-type="float" office:value="2.547" calcext:value-type="float">
            <text:p>2.547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44]/[.B44])-1" office:value-type="percentage" office:value="-0.465725861923932" calcext:value-type="percentage">
            <text:p>-46.57%</text:p>
          </table:table-cell>
          <table:table-cell table:style-name="ce2" table:formula="of:=([.H44]/[.C44])-1" office:value-type="percentage" office:value="325.001421253406" calcext:value-type="percentage">
            <text:p>32500.14%</text:p>
          </table:table-cell>
          <table:table-cell table:style-name="ce2" table:formula="of:=([.I44]/[.D44])-1" office:value-type="percentage" office:value="4.06361807904784" calcext:value-type="percentage">
            <text:p>406.36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G6]+[.G25]+[.G44])/3" office:value-type="float" office:value="0.281" calcext:value-type="float">
            <text:p>0.281</text:p>
          </table:table-cell>
          <table:table-cell table:formula="of:=([.H6]+[.H25]+[.H44])/3" office:value-type="float" office:value="2.27633333333333" calcext:value-type="float">
            <text:p>2.2763333333</text:p>
          </table:table-cell>
          <table:table-cell table:formula="of:=([.I6]+[.I25]+[.I44])/3" office:value-type="float" office:value="2.55733333333333" calcext:value-type="float">
            <text:p>2.5573333333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8000078201294" calcext:value-type="float">
            <text:p>0.0680000782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90000057220459" calcext:value-type="float">
            <text:p>0.0690000057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9" calcext:value-type="float">
            <text:p>0.219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46]/[.B46])-1" office:value-type="percentage" office:value="-0.720720874286892" calcext:value-type="percentage">
            <text:p>-72.07%</text:p>
          </table:table-cell>
          <table:table-cell table:style-name="ce2" table:formula="of:=([.H46]/[.C46])-1" office:value-type="percentage" office:value="3.37209476865072" calcext:value-type="percentage">
            <text:p>337.21%</text:p>
          </table:table-cell>
          <table:table-cell table:style-name="ce2" table:formula="of:=([.I46]/[.D46])-1" office:value-type="percentage" office:value="0.422077516979574" calcext:value-type="percentage">
            <text:p>42.21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G8]+[.G27]+[.G46])/3" office:value-type="float" office:value="0.0316666666666667" calcext:value-type="float">
            <text:p>0.0316666667</text:p>
          </table:table-cell>
          <table:table-cell table:formula="of:=([.H8]+[.H27]+[.H46])/3" office:value-type="float" office:value="0.176666666666667" calcext:value-type="float">
            <text:p>0.1766666667</text:p>
          </table:table-cell>
          <table:table-cell table:formula="of:=([.I8]+[.I27]+[.I46])/3" office:value-type="float" office:value="0.208333333333333" calcext:value-type="float">
            <text:p>0.2083333333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47]/[.B47])-1" office:value-type="percentage" office:value="-0.482759403132323" calcext:value-type="percentage">
            <text:p>-48.28%</text:p>
          </table:table-cell>
          <table:table-cell table:style-name="ce2" table:formula="of:=([.H47]/[.C47])-1" office:value-type="percentage" office:value="15.0011597520267" calcext:value-type="percentage">
            <text:p>1500.12%</text:p>
          </table:table-cell>
          <table:table-cell table:style-name="ce2" table:formula="of:=([.I47]/[.D47])-1" office:value-type="percentage" office:value="0.0333343187977337" calcext:value-type="percentage">
            <text:p>3.33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G9]+[.G28]+[.G47])/3" office:value-type="float" office:value="0.0103333333333333" calcext:value-type="float">
            <text:p>0.0103333333</text:p>
          </table:table-cell>
          <table:table-cell table:formula="of:=([.H9]+[.H28]+[.H47])/3" office:value-type="float" office:value="0.0153333333333333" calcext:value-type="float">
            <text:p>0.0153333333</text:p>
          </table:table-cell>
          <table:table-cell table:formula="of:=([.I9]+[.I28]+[.I47])/3" office:value-type="float" office:value="0.0256666666666667" calcext:value-type="float">
            <text:p>0.0256666667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0000858306885" calcext:value-type="float">
            <text:p>0.035000085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48]/[.B48])-1" office:value-type="percentage" office:value="-0.542858263908284" calcext:value-type="percentage">
            <text:p>-54.29%</text:p>
          </table:table-cell>
          <table:table-cell table:style-name="ce2" table:formula="of:=([.H48]/[.C48])-1" office:value-type="percentage" office:value="15.0011597520267" calcext:value-type="percentage">
            <text:p>1500.12%</text:p>
          </table:table-cell>
          <table:table-cell table:style-name="ce2" table:formula="of:=([.I48]/[.D48])-1" office:value-type="percentage" office:value="-0.111111440776184" calcext:value-type="percentage">
            <text:p>-11.11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G10]+[.G29]+[.G48])/3" office:value-type="float" office:value="0.0103333333333333" calcext:value-type="float">
            <text:p>0.0103333333</text:p>
          </table:table-cell>
          <table:table-cell table:formula="of:=([.H10]+[.H29]+[.H48])/3" office:value-type="float" office:value="0.0213333333333333" calcext:value-type="float">
            <text:p>0.0213333333</text:p>
          </table:table-cell>
          <table:table-cell table:formula="of:=([.I10]+[.I29]+[.I48])/3" office:value-type="float" office:value="0.0316666666666667" calcext:value-type="float">
            <text:p>0.0316666667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2999992370606" calcext:value-type="float">
            <text:p>0.282999992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86999940872192" calcext:value-type="float">
            <text:p>0.2869999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49]/[.B49])-1" office:value-type="percentage" office:value="-0.558303875018114" calcext:value-type="percentage">
            <text:p>-55.83%</text:p>
          </table:table-cell>
          <table:table-cell table:style-name="ce2" table:formula="of:=([.H49]/[.C49])-1" office:value-type="percentage" office:value="620.007995231568" calcext:value-type="percentage">
            <text:p>62000.80%</text:p>
          </table:table-cell>
          <table:table-cell table:style-name="ce2" table:formula="of:=([.I49]/[.D49])-1" office:value-type="percentage" office:value="8.09059420734114" calcext:value-type="percentage">
            <text:p>809.0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3.5" calcext:value-type="float">
            <text:p>3.5</text:p>
          </table:table-cell>
          <table:table-cell table:formula="of:=[.O49]+[.P49]" office:value-type="float" office:value="3.76" calcext:value-type="float">
            <text:p>3.76</text:p>
          </table:table-cell>
          <table:table-cell table:style-name="ce1" office:value-type="float" office:value="50" calcext:value-type="float">
            <text:p>50</text:p>
          </table:table-cell>
          <table:table-cell table:formula="of:=([.G11]+[.G30]+[.G49])/3" office:value-type="float" office:value="0.13" calcext:value-type="float">
            <text:p>0.13</text:p>
          </table:table-cell>
          <table:table-cell table:formula="of:=([.H11]+[.H30]+[.H49])/3" office:value-type="float" office:value="2.474" calcext:value-type="float">
            <text:p>2.474</text:p>
          </table:table-cell>
          <table:table-cell table:formula="of:=([.I11]+[.I30]+[.I49])/3" office:value-type="float" office:value="2.604" calcext:value-type="float">
            <text:p>2.60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49]-[.O49])/[.O49]" office:value-type="percentage" office:value="-0.5" calcext:value-type="percentage">
            <text:p>-50.00%</text:p>
          </table:table-cell>
          <table:table-cell table:style-name="ce2" table:formula="of:=([.T49]-[.P49])/[.P49]" office:value-type="percentage" office:value="-0.293142857142857" calcext:value-type="percentage">
            <text:p>-29.31%</text:p>
          </table:table-cell>
          <table:table-cell table:style-name="ce2" table:formula="of:=([.U49]-[.Q49])/[.Q49]" office:value-type="percentage" office:value="-0.307446808510638" calcext:value-type="percentage">
            <text:p>-30.74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999881744385" calcext:value-type="float">
            <text:p>0.5739998817</text:p>
          </table:table-cell>
          <table:table-cell office:value-type="float" office:value="0.00800013542175293" calcext:value-type="float">
            <text:p>0.0080001354</text:p>
          </table:table-cell>
          <table:table-cell office:value-type="float" office:value="0.582000017166138" calcext:value-type="float">
            <text:p>0.5820000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37" calcext:value-type="float">
            <text:p>12.937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50]/[.B50])-1" office:value-type="percentage" office:value="-0.482578290613201" calcext:value-type="percentage">
            <text:p>-48.26%</text:p>
          </table:table-cell>
          <table:table-cell table:style-name="ce2" table:formula="of:=([.H50]/[.C50])-1" office:value-type="percentage" office:value="1578.97325465653" calcext:value-type="percentage">
            <text:p>157897.33%</text:p>
          </table:table-cell>
          <table:table-cell table:style-name="ce2" table:formula="of:=([.I50]/[.D50])-1" office:value-type="percentage" office:value="21.2285216811377" calcext:value-type="percentage">
            <text:p>2122.85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table:formula="of:=[.O50]+[.P50]" office:value-type="float" office:value="20.7" calcext:value-type="float">
            <text:p>20.7</text:p>
          </table:table-cell>
          <table:table-cell table:style-name="ce1" office:value-type="float" office:value="100" calcext:value-type="float">
            <text:p>100</text:p>
          </table:table-cell>
          <table:table-cell table:formula="of:=([.G12]+[.G31]+[.G50])/3" office:value-type="float" office:value="0.296666666666667" calcext:value-type="float">
            <text:p>0.2966666667</text:p>
          </table:table-cell>
          <table:table-cell table:formula="of:=([.H12]+[.H31]+[.H50])/3" office:value-type="float" office:value="12.6873333333333" calcext:value-type="float">
            <text:p>12.6873333333</text:p>
          </table:table-cell>
          <table:table-cell table:formula="of:=([.I12]+[.I31]+[.I50])/3"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50]-[.O50])/[.O50]" office:value-type="percentage" office:value="-0.835185185185185" calcext:value-type="percentage">
            <text:p>-83.52%</text:p>
          </table:table-cell>
          <table:table-cell table:style-name="ce2" table:formula="of:=([.T50]-[.P50])/[.P50]" office:value-type="percentage" office:value="-0.328712522045855" calcext:value-type="percentage">
            <text:p>-32.87%</text:p>
          </table:table-cell>
          <table:table-cell table:style-name="ce2" table:formula="of:=([.U50]-[.Q50])/[.Q50]" office:value-type="percentage" office:value="-0.372753623188406" calcext:value-type="percentage">
            <text:p>-37.28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000095367431" calcext:value-type="float">
            <text:p>0.9000000954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912000179290772" calcext:value-type="float">
            <text:p>0.91200017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16" calcext:value-type="float">
            <text:p>35.516</text:p>
          </table:table-cell>
          <table:table-cell office:value-type="float" office:value="36.047" calcext:value-type="float">
            <text:p>36.047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51]/[.B51])-1" office:value-type="percentage" office:value="-0.410000062518643" calcext:value-type="percentage">
            <text:p>-41.00%</text:p>
          </table:table-cell>
          <table:table-cell table:style-name="ce2" table:formula="of:=([.H51]/[.C51])-1" office:value-type="percentage" office:value="2958.64596805214" calcext:value-type="percentage">
            <text:p>295864.60%</text:p>
          </table:table-cell>
          <table:table-cell table:style-name="ce2" table:formula="of:=([.I51]/[.D51])-1" office:value-type="percentage" office:value="38.5252115279543" calcext:value-type="percentage">
            <text:p>3852.52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53.4" calcext:value-type="float">
            <text:p>53.4</text:p>
          </table:table-cell>
          <table:table-cell table:formula="of:=[.O51]+[.P51]" office:value-type="float" office:value="59.7" calcext:value-type="float">
            <text:p>59.7</text:p>
          </table:table-cell>
          <table:table-cell table:style-name="ce1" office:value-type="float" office:value="150" calcext:value-type="float">
            <text:p>150</text:p>
          </table:table-cell>
          <table:table-cell table:formula="of:=([.G13]+[.G32]+[.G51])/3" office:value-type="float" office:value="0.531333333333333" calcext:value-type="float">
            <text:p>0.5313333333</text:p>
          </table:table-cell>
          <table:table-cell table:formula="of:=([.H13]+[.H32]+[.H51])/3" office:value-type="float" office:value="35.5416666666667" calcext:value-type="float">
            <text:p>35.5416666667</text:p>
          </table:table-cell>
          <table:table-cell table:formula="of:=([.I13]+[.I32]+[.I51])/3" office:value-type="float" office:value="36.073" calcext:value-type="float">
            <text:p>36.073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51]-[.O51])/[.O51]" office:value-type="percentage" office:value="-0.915661375661376" calcext:value-type="percentage">
            <text:p>-91.57%</text:p>
          </table:table-cell>
          <table:table-cell table:style-name="ce2" table:formula="of:=([.T51]-[.P51])/[.P51]" office:value-type="percentage" office:value="-0.334425717852684" calcext:value-type="percentage">
            <text:p>-33.44%</text:p>
          </table:table-cell>
          <table:table-cell table:style-name="ce2" table:formula="of:=([.U51]-[.Q51])/[.Q51]" office:value-type="percentage" office:value="-0.395762144053601" calcext:value-type="percentage">
            <text:p>-39.58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500008583069" calcext:value-type="float">
            <text:p>1.28500008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29900002479553" calcext:value-type="float">
            <text:p>1.299000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44" calcext:value-type="float">
            <text:p>0.844</text:p>
          </table:table-cell>
          <table:table-cell office:value-type="float" office:value="76.781" calcext:value-type="float">
            <text:p>76.781</text:p>
          </table:table-cell>
          <table:table-cell office:value-type="float" office:value="77.625" calcext:value-type="float">
            <text:p>77.62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52]/[.B52])-1" office:value-type="percentage" office:value="-0.343190705349724" calcext:value-type="percentage">
            <text:p>-34.32%</text:p>
          </table:table-cell>
          <table:table-cell table:style-name="ce2" table:formula="of:=([.H52]/[.C52])-1" office:value-type="percentage" office:value="5483.38105286102" calcext:value-type="percentage">
            <text:p>548338.11%</text:p>
          </table:table-cell>
          <table:table-cell table:style-name="ce2" table:formula="of:=([.I52]/[.D52])-1" office:value-type="percentage" office:value="58.7575046330108" calcext:value-type="percentage">
            <text:p>5875.75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.7" calcext:value-type="float">
            <text:p>15.7</text:p>
          </table:table-cell>
          <table:table-cell office:value-type="float" office:value="115" calcext:value-type="float">
            <text:p>115</text:p>
          </table:table-cell>
          <table:table-cell table:formula="of:=[.O52]+[.P52]" office:value-type="float" office:value="130.7" calcext:value-type="float">
            <text:p>130.7</text:p>
          </table:table-cell>
          <table:table-cell table:style-name="ce1" office:value-type="float" office:value="200" calcext:value-type="float">
            <text:p>200</text:p>
          </table:table-cell>
          <table:table-cell table:formula="of:=([.G14]+[.G33]+[.G52])/3" office:value-type="float" office:value="0.843666666666667" calcext:value-type="float">
            <text:p>0.8436666667</text:p>
          </table:table-cell>
          <table:table-cell table:formula="of:=([.H14]+[.H33]+[.H52])/3" office:value-type="float" office:value="76.7136666666667" calcext:value-type="float">
            <text:p>76.7136666667</text:p>
          </table:table-cell>
          <table:table-cell table:formula="of:=([.I14]+[.I33]+[.I52])/3" office:value-type="float" office:value="77.5573333333333" calcext:value-type="float">
            <text:p>77.5573333333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52]-[.O52])/[.O52]" office:value-type="percentage" office:value="-0.946263269639066" calcext:value-type="percentage">
            <text:p>-94.63%</text:p>
          </table:table-cell>
          <table:table-cell table:style-name="ce2" table:formula="of:=([.T52]-[.P52])/[.P52]" office:value-type="percentage" office:value="-0.332924637681159" calcext:value-type="percentage">
            <text:p>-33.29%</text:p>
          </table:table-cell>
          <table:table-cell table:style-name="ce2" table:formula="of:=([.U52]-[.Q52])/[.Q52]" office:value-type="percentage" office:value="-0.406600357051772" calcext:value-type="percentage">
            <text:p>-40.66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000003814697" calcext:value-type="float">
            <text:p>1.7100000381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1.7350001335144" calcext:value-type="float">
            <text:p>1.7350001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143.937" calcext:value-type="float">
            <text:p>143.9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53]/[.B53])-1" office:value-type="percentage" office:value="-0.287134518826701" calcext:value-type="percentage">
            <text:p>-28.71%</text:p>
          </table:table-cell>
          <table:table-cell table:style-name="ce2" table:formula="of:=([.H53]/[.C53])-1" office:value-type="percentage" office:value="5707.69822304451" calcext:value-type="percentage">
            <text:p>570769.82%</text:p>
          </table:table-cell>
          <table:table-cell table:style-name="ce2" table:formula="of:=([.I53]/[.D53])-1" office:value-type="percentage" office:value="81.9608005322989" calcext:value-type="percentage">
            <text:p>8196.08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9.1" calcext:value-type="float">
            <text:p>29.1</text:p>
          </table:table-cell>
          <table:table-cell office:value-type="float" office:value="221" calcext:value-type="float">
            <text:p>221</text:p>
          </table:table-cell>
          <table:table-cell table:formula="of:=[.O53]+[.P53]" office:value-type="float" office:value="250.1" calcext:value-type="float">
            <text:p>250.1</text:p>
          </table:table-cell>
          <table:table-cell table:style-name="ce1" office:value-type="float" office:value="250" calcext:value-type="float">
            <text:p>250</text:p>
          </table:table-cell>
          <table:table-cell table:formula="of:=([.G15]+[.G34]+[.G53])/3" office:value-type="float" office:value="1.224" calcext:value-type="float">
            <text:p>1.224</text:p>
          </table:table-cell>
          <table:table-cell table:formula="of:=([.H15]+[.H34]+[.H53])/3" office:value-type="float" office:value="142.406" calcext:value-type="float">
            <text:p>142.406</text:p>
          </table:table-cell>
          <table:table-cell table:formula="of:=([.I15]+[.I34]+[.I53])/3" office:value-type="float" office:value="143.63" calcext:value-type="float">
            <text:p>143.63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53]-[.O53])/[.O53]" office:value-type="percentage" office:value="-0.957938144329897" calcext:value-type="percentage">
            <text:p>-95.79%</text:p>
          </table:table-cell>
          <table:table-cell table:style-name="ce2" table:formula="of:=([.T53]-[.P53])/[.P53]" office:value-type="percentage" office:value="-0.355628959276018" calcext:value-type="percentage">
            <text:p>-35.56%</text:p>
          </table:table-cell>
          <table:table-cell table:style-name="ce2" table:formula="of:=([.U53]-[.Q53])/[.Q53]" office:value-type="percentage" office:value="-0.425709716113555" calcext:value-type="percentage">
            <text:p>-42.57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3200011253357" calcext:value-type="float">
            <text:p>2.23200011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531" calcext:value-type="float">
            <text:p>245.531</text:p>
          </table:table-cell>
          <table:table-cell office:value-type="float" office:value="247.203" calcext:value-type="float">
            <text:p>247.20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54]/[.B54])-1" office:value-type="percentage" office:value="-0.243438927086205" calcext:value-type="percentage">
            <text:p>-24.34%</text:p>
          </table:table-cell>
          <table:table-cell table:style-name="ce2" table:formula="of:=([.H54]/[.C54])-1" office:value-type="percentage" office:value="11159.4622641452" calcext:value-type="percentage">
            <text:p>1115946.23%</text:p>
          </table:table-cell>
          <table:table-cell table:style-name="ce2" table:formula="of:=([.I54]/[.D54])-1" office:value-type="percentage" office:value="109.754026674039" calcext:value-type="percentage">
            <text:p>10975.40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49.5" calcext:value-type="float">
            <text:p>49.5</text:p>
          </table:table-cell>
          <table:table-cell office:value-type="float" office:value="368" calcext:value-type="float">
            <text:p>368</text:p>
          </table:table-cell>
          <table:table-cell table:formula="of:=[.O54]+[.P54]" office:value-type="float" office:value="417.5" calcext:value-type="float">
            <text:p>417.5</text:p>
          </table:table-cell>
          <table:table-cell table:style-name="ce1" office:value-type="float" office:value="300" calcext:value-type="float">
            <text:p>300</text:p>
          </table:table-cell>
          <table:table-cell table:formula="of:=([.G16]+[.G35]+[.G54])/3" office:value-type="float" office:value="1.68766666666667" calcext:value-type="float">
            <text:p>1.6876666667</text:p>
          </table:table-cell>
          <table:table-cell table:formula="of:=([.H16]+[.H35]+[.H54])/3" office:value-type="float" office:value="245.338666666667" calcext:value-type="float">
            <text:p>245.3386666667</text:p>
          </table:table-cell>
          <table:table-cell table:formula="of:=([.I16]+[.I35]+[.I54])/3" office:value-type="float" office:value="247.026333333333" calcext:value-type="float">
            <text:p>247.026333333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54]-[.O54])/[.O54]" office:value-type="percentage" office:value="-0.965905723905724" calcext:value-type="percentage">
            <text:p>-96.59%</text:p>
          </table:table-cell>
          <table:table-cell table:style-name="ce2" table:formula="of:=([.T54]-[.P54])/[.P54]" office:value-type="percentage" office:value="-0.33331884057971" calcext:value-type="percentage">
            <text:p>-33.33%</text:p>
          </table:table-cell>
          <table:table-cell table:style-name="ce2" table:formula="of:=([.U54]-[.Q54])/[.Q54]" office:value-type="percentage" office:value="-0.408320159680639" calcext:value-type="percentage">
            <text:p>-40.83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099990844727" calcext:value-type="float">
            <text:p>2.7709999084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2.7960000038147" calcext:value-type="float">
            <text:p>2.79600000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219" calcext:value-type="float">
            <text:p>2.219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1.109" calcext:value-type="float">
            <text:p>381.109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55]/[.B55])-1" office:value-type="percentage" office:value="-0.199206036335304" calcext:value-type="percentage">
            <text:p>-19.92%</text:p>
          </table:table-cell>
          <table:table-cell table:style-name="ce2" table:formula="of:=([.H55]/[.C55])-1" office:value-type="percentage" office:value="15154.5421861947" calcext:value-type="percentage">
            <text:p>1515454.22%</text:p>
          </table:table-cell>
          <table:table-cell table:style-name="ce2" table:formula="of:=([.I55]/[.D55])-1" office:value-type="percentage" office:value="135.305078497867" calcext:value-type="percentage">
            <text:p>13530.51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78.7" calcext:value-type="float">
            <text:p>78.7</text:p>
          </table:table-cell>
          <table:table-cell office:value-type="float" office:value="569" calcext:value-type="float">
            <text:p>569</text:p>
          </table:table-cell>
          <table:table-cell table:formula="of:=[.O55]+[.P55]" office:value-type="float" office:value="647.7" calcext:value-type="float">
            <text:p>647.7</text:p>
          </table:table-cell>
          <table:table-cell table:style-name="ce1" office:value-type="float" office:value="350" calcext:value-type="float">
            <text:p>350</text:p>
          </table:table-cell>
          <table:table-cell table:formula="of:=([.G17]+[.G36]+[.G55])/3" office:value-type="float" office:value="2.18766666666667" calcext:value-type="float">
            <text:p>2.1876666667</text:p>
          </table:table-cell>
          <table:table-cell table:formula="of:=([.H17]+[.H36]+[.H55])/3" office:value-type="float" office:value="374.614333333333" calcext:value-type="float">
            <text:p>374.6143333333</text:p>
          </table:table-cell>
          <table:table-cell table:formula="of:=([.I17]+[.I36]+[.I55])/3" office:value-type="float" office:value="376.802" calcext:value-type="float">
            <text:p>376.802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55]-[.O55])/[.O55]" office:value-type="percentage" office:value="-0.972202456586192" calcext:value-type="percentage">
            <text:p>-97.22%</text:p>
          </table:table-cell>
          <table:table-cell table:style-name="ce2" table:formula="of:=([.T55]-[.P55])/[.P55]" office:value-type="percentage" office:value="-0.34162683069713" calcext:value-type="percentage">
            <text:p>-34.16%</text:p>
          </table:table-cell>
          <table:table-cell table:style-name="ce2" table:formula="of:=([.U55]-[.Q55])/[.Q55]" office:value-type="percentage" office:value="-0.418246101590243" calcext:value-type="percentage">
            <text:p>-41.82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800012588501" calcext:value-type="float">
            <text:p>3.2680001259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3.29800009727478" calcext:value-type="float">
            <text:p>3.29800009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37.5" calcext:value-type="float">
            <text:p>537.5</text:p>
          </table:table-cell>
          <table:table-cell office:value-type="float" office:value="540.328" calcext:value-type="float">
            <text:p>540.32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56]/[.B56])-1" office:value-type="percentage" office:value="-0.134638956222761" calcext:value-type="percentage">
            <text:p>-13.46%</text:p>
          </table:table-cell>
          <table:table-cell table:style-name="ce2" table:formula="of:=([.H56]/[.C56])-1" office:value-type="percentage" office:value="17915.6837533478" calcext:value-type="percentage">
            <text:p>1791568.38%</text:p>
          </table:table-cell>
          <table:table-cell table:style-name="ce2" table:formula="of:=([.I56]/[.D56])-1" office:value-type="percentage" office:value="162.835046714064" calcext:value-type="percentage">
            <text:p>16283.50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832" calcext:value-type="float">
            <text:p>832</text:p>
          </table:table-cell>
          <table:table-cell table:formula="of:=[.O56]+[.P56]" office:value-type="float" office:value="950" calcext:value-type="float">
            <text:p>950</text:p>
          </table:table-cell>
          <table:table-cell table:style-name="ce1" office:value-type="float" office:value="400" calcext:value-type="float">
            <text:p>400</text:p>
          </table:table-cell>
          <table:table-cell table:formula="of:=([.G18]+[.G37]+[.G56])/3" office:value-type="float" office:value="2.823" calcext:value-type="float">
            <text:p>2.823</text:p>
          </table:table-cell>
          <table:table-cell table:formula="of:=([.H18]+[.H37]+[.H56])/3" office:value-type="float" office:value="543.75" calcext:value-type="float">
            <text:p>543.75</text:p>
          </table:table-cell>
          <table:table-cell table:formula="of:=([.I18]+[.I37]+[.I56])/3" office:value-type="float" office:value="546.573" calcext:value-type="float">
            <text:p>546.573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56]-[.O56])/[.O56]" office:value-type="percentage" office:value="-0.976076271186441" calcext:value-type="percentage">
            <text:p>-97.61%</text:p>
          </table:table-cell>
          <table:table-cell table:style-name="ce2" table:formula="of:=([.T56]-[.P56])/[.P56]" office:value-type="percentage" office:value="-0.346454326923077" calcext:value-type="percentage">
            <text:p>-34.65%</text:p>
          </table:table-cell>
          <table:table-cell table:style-name="ce2" table:formula="of:=([.U56]-[.Q56])/[.Q56]" office:value-type="percentage" office:value="-0.42466" calcext:value-type="percentage">
            <text:p>-42.47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699987411499" calcext:value-type="float">
            <text:p>3.8569998741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8899993896484" calcext:value-type="float">
            <text:p>3.88899993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5" calcext:value-type="float">
            <text:p>764.5</text:p>
          </table:table-cell>
          <table:table-cell office:value-type="float" office:value="767.922" calcext:value-type="float">
            <text:p>767.922</text:p>
          </table:table-cell>
          <table:table-cell/>
          <table:table-cell table:style-name="ce2" table:formula="of:=([.G57]/[.B57])-1" office:value-type="percentage" office:value="-0.112781925930138" calcext:value-type="percentage">
            <text:p>-11.28%</text:p>
          </table:table-cell>
          <table:table-cell table:style-name="ce2" table:formula="of:=([.H57]/[.C57])-1" office:value-type="percentage" office:value="23889.5765843628" calcext:value-type="percentage">
            <text:p>2388957.66%</text:p>
          </table:table-cell>
          <table:table-cell table:style-name="ce2" table:formula="of:=([.I57]/[.D57])-1" office:value-type="percentage" office:value="196.460018527129" calcext:value-type="percentage">
            <text:p>19646.00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1183" calcext:value-type="float">
            <text:p>1183</text:p>
          </table:table-cell>
          <table:table-cell table:formula="of:=[.O57]+[.P57]" office:value-type="float" office:value="1355" calcext:value-type="float">
            <text:p>1355</text:p>
          </table:table-cell>
          <table:table-cell table:style-name="ce1" office:value-type="float" office:value="450" calcext:value-type="float">
            <text:p>450</text:p>
          </table:table-cell>
          <table:table-cell table:formula="of:=([.G19]+[.G38]+[.G57])/3" office:value-type="float" office:value="3.41166666666667" calcext:value-type="float">
            <text:p>3.4116666667</text:p>
          </table:table-cell>
          <table:table-cell table:formula="of:=([.H19]+[.H38]+[.H57])/3" office:value-type="float" office:value="759.093666666667" calcext:value-type="float">
            <text:p>759.0936666667</text:p>
          </table:table-cell>
          <table:table-cell table:formula="of:=([.I19]+[.I38]+[.I57])/3" office:value-type="float" office:value="762.505333333333" calcext:value-type="float">
            <text:p>762.505333333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57]-[.O57])/[.O57]" office:value-type="percentage" office:value="-0.980164728682171" calcext:value-type="percentage">
            <text:p>-98.02%</text:p>
          </table:table-cell>
          <table:table-cell table:style-name="ce2" table:formula="of:=([.T57]-[.P57])/[.P57]" office:value-type="percentage" office:value="-0.358331642716258" calcext:value-type="percentage">
            <text:p>-35.83%</text:p>
          </table:table-cell>
          <table:table-cell table:style-name="ce2" table:formula="of:=([.U57]-[.Q57])/[.Q57]" office:value-type="percentage" office:value="-0.437265436654366" calcext:value-type="percentage">
            <text:p>-43.73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7699999809265" calcext:value-type="float">
            <text:p>4.4769999981</text:p>
          </table:table-cell>
          <table:table-cell office:value-type="float" office:value="0.0490000247955322" calcext:value-type="float">
            <text:p>0.0490000248</text:p>
          </table:table-cell>
          <table:table-cell office:value-type="float" office:value="4.52600002288818" calcext:value-type="float">
            <text:p>4.52600002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66" calcext:value-type="float">
            <text:p>4.266</text:p>
          </table:table-cell>
          <table:table-cell office:value-type="float" office:value="1032.69" calcext:value-type="float">
            <text:p>1032.69</text:p>
          </table:table-cell>
          <table:table-cell office:value-type="float" office:value="1036.95" calcext:value-type="float">
            <text:p>1036.95</text:p>
          </table:table-cell>
          <table:table-cell/>
          <table:table-cell table:style-name="ce2" table:formula="of:=([.G58]/[.B58])-1" office:value-type="percentage" office:value="-0.0471297739965474" calcext:value-type="percentage">
            <text:p>-4.71%</text:p>
          </table:table-cell>
          <table:table-cell table:style-name="ce2" table:formula="of:=([.H58]/[.C58])-1" office:value-type="percentage" office:value="21074.2954576905" calcext:value-type="percentage">
            <text:p>2107429.55%</text:p>
          </table:table-cell>
          <table:table-cell table:style-name="ce2" table:formula="of:=([.I58]/[.D58])-1" office:value-type="percentage" office:value="228.109587882479" calcext:value-type="percentage">
            <text:p>22810.96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594" calcext:value-type="float">
            <text:p>1594</text:p>
          </table:table-cell>
          <table:table-cell table:formula="of:=[.O58]+[.P58]" office:value-type="float" office:value="1834" calcext:value-type="float">
            <text:p>1834</text:p>
          </table:table-cell>
          <table:table-cell table:style-name="ce1" office:value-type="float" office:value="500" calcext:value-type="float">
            <text:p>500</text:p>
          </table:table-cell>
          <table:table-cell table:formula="of:=([.G20]+[.G39]+[.G58])/3" office:value-type="float" office:value="4.25" calcext:value-type="float">
            <text:p>4.25</text:p>
          </table:table-cell>
          <table:table-cell table:formula="of:=([.H20]+[.H39]+[.H58])/3" office:value-type="float" office:value="1025.87" calcext:value-type="float">
            <text:p>1025.87</text:p>
          </table:table-cell>
          <table:table-cell table:formula="of:=([.I20]+[.I39]+[.I58])/3" office:value-type="float" office:value="1030.12" calcext:value-type="float">
            <text:p>1030.1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58]-[.O58])/[.O58]" office:value-type="percentage" office:value="-0.982291666666667" calcext:value-type="percentage">
            <text:p>-98.23%</text:p>
          </table:table-cell>
          <table:table-cell table:style-name="ce2" table:formula="of:=([.T58]-[.P58])/[.P58]" office:value-type="percentage" office:value="-0.356417816813049" calcext:value-type="percentage">
            <text:p>-35.64%</text:p>
          </table:table-cell>
          <table:table-cell table:style-name="ce2" table:formula="of:=([.U58]-[.Q58])/[.Q58]" office:value-type="percentage" office:value="-0.438320610687023" calcext:value-type="percentage">
            <text:p>-4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adrunner version 1.3.1, Win32</text:p>
          </table:table-cell>
          <table:table-cell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3 Trials</text:p>
          </table:table-cell>
          <table:table-cell table:number-columns-repeated="4"/>
          <table:table-cell office:value-type="string" calcext:value-type="string">
            <text:p>Avg 3 Trials</text:p>
          </table:table-cell>
          <table:table-cell table:number-columns-repeated="4"/>
          <table:table-cell table:style-name="ce1" office:value-type="string" calcext:value-type="string">
            <text:p>Runtime Compari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adRunner</text:p>
          </table:table-cell>
          <table:table-cell table:style-name="ce1" office:value-type="string" calcext:value-type="string">
            <text:p>Jarnac</text:p>
          </table:table-cell>
          <table:table-cell table:style-name="ce1" office:value-type="string" calcext:value-type="string">
            <text:p>Pct Gain RoadRunn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an_marie</text:p>
          </table:table-cell>
          <table:table-cell table:formula="of:=([.B42]+[.B23]+[.B4])/3" office:value-type="float" office:value="0.110000054041544" calcext:value-type="float">
            <text:p>0.110000054</text:p>
          </table:table-cell>
          <table:table-cell table:formula="of:=([.C42]+[.C23]+[.C4])/3" office:value-type="float" office:value="0.000333309173583984" calcext:value-type="float">
            <text:p>0.0003333092</text:p>
          </table:table-cell>
          <table:table-cell table:formula="of:=([.D42]+[.D23]+[.D4])/3" office:value-type="float" office:value="0.110333363215128" calcext:value-type="float">
            <text:p>0.1103333632</text:p>
          </table:table-cell>
          <table:table-cell table:number-columns-repeated="6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jana_wolf</text:p>
          </table:table-cell>
          <table:table-cell table:formula="of:=([.B43]+[.B24]+[.B5])/3" office:value-type="float" office:value="0.136333386103312" calcext:value-type="float">
            <text:p>0.1363333861</text:p>
          </table:table-cell>
          <table:table-cell table:formula="of:=([.C43]+[.C24]+[.C5])/3" office:value-type="float" office:value="0.187666575113932" calcext:value-type="float">
            <text:p>0.1876665751</text:p>
          </table:table-cell>
          <table:table-cell table:formula="of:=([.D43]+[.D24]+[.D5])/3" office:value-type="float" office:value="0.323999961217245" calcext:value-type="float">
            <text:p>0.3239999612</text:p>
          </table:table-cell>
          <table:table-cell/>
          <table:table-cell office:value-type="string" calcext:value-type="string">
            <text:p>jana_wolf</text:p>
          </table:table-cell>
          <table:table-cell table:formula="of:=([.G43]+[.G24]+[.G5])/3" office:value-type="float" office:value="0.005" calcext:value-type="float">
            <text:p>0.005</text:p>
          </table:table-cell>
          <table:table-cell table:formula="of:=([.H43]+[.H24]+[.H5])/3" office:value-type="float" office:value="0.994666666666667" calcext:value-type="float">
            <text:p>0.9946666667</text:p>
          </table:table-cell>
          <table:table-cell table:formula="of:=([.I43]+[.I24]+[.I5])/3" office:value-type="float" office:value="0.999666666666667" calcext:value-type="float">
            <text:p>0.9996666667</text:p>
          </table:table-cell>
          <table:table-cell/>
          <table:table-cell table:style-name="ce1" office:value-type="string" calcext:value-type="string">
            <text:p>jana_wolf</text:p>
          </table:table-cell>
          <table:table-cell table:formula="of:=[.C63]" office:value-type="float" office:value="0.187666575113932" calcext:value-type="float">
            <text:p>0.1876665751</text:p>
          </table:table-cell>
          <table:table-cell table:formula="of:=[.H63]" office:value-type="float" office:value="0.994666666666667" calcext:value-type="float">
            <text:p>0.9946666667</text:p>
          </table:table-cell>
          <table:table-cell table:style-name="ce2" table:formula="of:=[.L5]" office:value-type="percentage" office:value="4.37634783500397" calcext:value-type="percentage">
            <text:p>437.63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mod14</text:p>
          </table:table-cell>
          <table:table-cell table:formula="of:=([.B44]+[.B25]+[.B6])/3" office:value-type="float" office:value="0.506333351135254" calcext:value-type="float">
            <text:p>0.5063333511</text:p>
          </table:table-cell>
          <table:table-cell table:formula="of:=([.C44]+[.C25]+[.C6])/3" office:value-type="float" office:value="0.00733327865600586" calcext:value-type="float">
            <text:p>0.0073332787</text:p>
          </table:table-cell>
          <table:table-cell table:formula="of:=([.D44]+[.D25]+[.D6])/3" office:value-type="float" office:value="0.51366662979126" calcext:value-type="float">
            <text:p>0.5136666298</text:p>
          </table:table-cell>
          <table:table-cell/>
          <table:table-cell office:value-type="string" calcext:value-type="string">
            <text:p>biomod14</text:p>
          </table:table-cell>
          <table:table-cell table:formula="of:=([.G44]+[.G25]+[.G6])/3" office:value-type="float" office:value="0.281" calcext:value-type="float">
            <text:p>0.281</text:p>
          </table:table-cell>
          <table:table-cell table:formula="of:=([.H44]+[.H25]+[.H6])/3" office:value-type="float" office:value="2.27633333333333" calcext:value-type="float">
            <text:p>2.2763333333</text:p>
          </table:table-cell>
          <table:table-cell table:formula="of:=([.I44]+[.I25]+[.I6])/3" office:value-type="float" office:value="2.55733333333333" calcext:value-type="float">
            <text:p>2.5573333333</text:p>
          </table:table-cell>
          <table:table-cell/>
          <table:table-cell table:style-name="ce1" office:value-type="string" calcext:value-type="string">
            <text:p>biomod14</text:p>
          </table:table-cell>
          <table:table-cell table:formula="of:=[.C64]" office:value-type="float" office:value="0.00733327865600586" calcext:value-type="float">
            <text:p>0.0073332787</text:p>
          </table:table-cell>
          <table:table-cell table:formula="of:=[.H64]" office:value-type="float" office:value="2.27633333333333" calcext:value-type="float">
            <text:p>2.2763333333</text:p>
          </table:table-cell>
          <table:table-cell table:style-name="ce2" table:formula="of:=[.L6]" office:value-type="percentage" office:value="322.572839237057" calcext:value-type="percentage">
            <text:p>32257.2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mod22</text:p>
          </table:table-cell>
          <table:table-cell table:formula="of:=([.B45]+[.B26]+[.B7])/3" office:value-type="float" office:value="0.0670000712076823" calcext:value-type="float">
            <text:p>0.0670000712</text:p>
          </table:table-cell>
          <table:table-cell table:formula="of:=([.C45]+[.C26]+[.C7])/3" office:value-type="float" office:value="0.000999927520751953" calcext:value-type="float">
            <text:p>0.0009999275</text:p>
          </table:table-cell>
          <table:table-cell table:formula="of:=([.D45]+[.D26]+[.D7])/3" office:value-type="float" office:value="0.0679999987284343" calcext:value-type="float">
            <text:p>0.0679999987</text:p>
          </table:table-cell>
          <table:table-cell table:number-columns-repeated="6"/>
          <table:table-cell table:style-name="ce1"/>
          <table:table-cell table:number-columns-repeated="2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biomod33</text:p>
          </table:table-cell>
          <table:table-cell table:formula="of:=([.B46]+[.B27]+[.B8])/3" office:value-type="float" office:value="0.111666758855184" calcext:value-type="float">
            <text:p>0.1116667589</text:p>
          </table:table-cell>
          <table:table-cell table:formula="of:=([.C46]+[.C27]+[.C8])/3" office:value-type="float" office:value="0.0426666736602783" calcext:value-type="float">
            <text:p>0.0426666737</text:p>
          </table:table-cell>
          <table:table-cell table:formula="of:=([.D46]+[.D27]+[.D8])/3" office:value-type="float" office:value="0.154333432515463" calcext:value-type="float">
            <text:p>0.1543334325</text:p>
          </table:table-cell>
          <table:table-cell/>
          <table:table-cell office:value-type="string" calcext:value-type="string">
            <text:p>biomod33</text:p>
          </table:table-cell>
          <table:table-cell table:formula="of:=([.G46]+[.G27]+[.G8])/3" office:value-type="float" office:value="0.0316666666666667" calcext:value-type="float">
            <text:p>0.0316666667</text:p>
          </table:table-cell>
          <table:table-cell table:formula="of:=([.H46]+[.H27]+[.H8])/3" office:value-type="float" office:value="0.176666666666667" calcext:value-type="float">
            <text:p>0.1766666667</text:p>
          </table:table-cell>
          <table:table-cell table:formula="of:=([.I46]+[.I27]+[.I8])/3" office:value-type="float" office:value="0.208333333333333" calcext:value-type="float">
            <text:p>0.2083333333</text:p>
          </table:table-cell>
          <table:table-cell/>
          <table:table-cell table:style-name="ce1" office:value-type="string" calcext:value-type="string">
            <text:p>biomod33</text:p>
          </table:table-cell>
          <table:table-cell table:formula="of:=[.C66]" office:value-type="float" office:value="0.0426666736602783" calcext:value-type="float">
            <text:p>0.0426666737</text:p>
          </table:table-cell>
          <table:table-cell table:formula="of:=[.H66]" office:value-type="float" office:value="0.176666666666667" calcext:value-type="float">
            <text:p>0.1766666667</text:p>
          </table:table-cell>
          <table:table-cell table:style-name="ce2" table:formula="of:=[.L8]" office:value-type="percentage" office:value="3.07142320945044" calcext:value-type="percentage">
            <text:p>307.14%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47]+[.B28]+[.B9])/3" office:value-type="float" office:value="0.0300000508626302" calcext:value-type="float">
            <text:p>0.0300000509</text:p>
          </table:table-cell>
          <table:table-cell table:formula="of:=([.C47]+[.C28]+[.C9])/3" office:value-type="float" office:value="0.00100000699361165" calcext:value-type="float">
            <text:p>0.001000007</text:p>
          </table:table-cell>
          <table:table-cell table:formula="of:=([.D47]+[.D28]+[.D9])/3" office:value-type="float" office:value="0.0310000578562419" calcext:value-type="float">
            <text:p>0.0310000579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G47]+[.G28]+[.G9])/3" office:value-type="float" office:value="0.0103333333333333" calcext:value-type="float">
            <text:p>0.0103333333</text:p>
          </table:table-cell>
          <table:table-cell table:formula="of:=([.H47]+[.H28]+[.H9])/3" office:value-type="float" office:value="0.0153333333333333" calcext:value-type="float">
            <text:p>0.0153333333</text:p>
          </table:table-cell>
          <table:table-cell table:formula="of:=([.I47]+[.I28]+[.I9])/3" office:value-type="float" office:value="0.0256666666666667" calcext:value-type="float">
            <text:p>0.025666666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[.C67]" office:value-type="float" office:value="0.00100000699361165" calcext:value-type="float">
            <text:p>0.001000007</text:p>
          </table:table-cell>
          <table:table-cell table:formula="of:=[.H67]" office:value-type="float" office:value="0.0153333333333333" calcext:value-type="float">
            <text:p>0.0153333333</text:p>
          </table:table-cell>
          <table:table-cell table:style-name="ce2" table:formula="of:=[.L9]" office:value-type="percentage" office:value="14.001087267525" calcext:value-type="percentage">
            <text:p>1400.11%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8]+[.B29]+[.B10])/3" office:value-type="float" office:value="0.0356667041778564" calcext:value-type="float">
            <text:p>0.0356667042</text:p>
          </table:table-cell>
          <table:table-cell table:formula="of:=([.C48]+[.C29]+[.C10])/3" office:value-type="float" office:value="0.00133331616719564" calcext:value-type="float">
            <text:p>0.0013333162</text:p>
          </table:table-cell>
          <table:table-cell table:formula="of:=([.D48]+[.D29]+[.D10])/3" office:value-type="float" office:value="0.0370000203450521" calcext:value-type="float">
            <text:p>0.037000020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G48]+[.G29]+[.G10])/3" office:value-type="float" office:value="0.0103333333333333" calcext:value-type="float">
            <text:p>0.0103333333</text:p>
          </table:table-cell>
          <table:table-cell table:formula="of:=([.H48]+[.H29]+[.H10])/3" office:value-type="float" office:value="0.0213333333333333" calcext:value-type="float">
            <text:p>0.0213333333</text:p>
          </table:table-cell>
          <table:table-cell table:formula="of:=([.I48]+[.I29]+[.I10])/3" office:value-type="float" office:value="0.0316666666666667" calcext:value-type="float">
            <text:p>0.031666666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C68]" office:value-type="float" office:value="0.00133331616719564" calcext:value-type="float">
            <text:p>0.0013333162</text:p>
          </table:table-cell>
          <table:table-cell table:formula="of:=[.H68]" office:value-type="float" office:value="0.0213333333333333" calcext:value-type="float">
            <text:p>0.0213333333</text:p>
          </table:table-cell>
          <table:table-cell table:style-name="ce2" table:formula="of:=[.L10]" office:value-type="percentage" office:value="15.0011597520267" calcext:value-type="percentage">
            <text:p>1500.12%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49]+[.B30]+[.B11])/3" office:value-type="float" office:value="0.285000006357829" calcext:value-type="float">
            <text:p>0.2850000064</text:p>
          </table:table-cell>
          <table:table-cell table:formula="of:=([.C49]+[.C30]+[.C11])/3" office:value-type="float" office:value="0.00400002797444661" calcext:value-type="float">
            <text:p>0.004000028</text:p>
          </table:table-cell>
          <table:table-cell table:formula="of:=([.D49]+[.D30]+[.D11])/3" office:value-type="float" office:value="0.289000034332275" calcext:value-type="float">
            <text:p>0.289000034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G49]+[.G30]+[.G11])/3" office:value-type="float" office:value="0.13" calcext:value-type="float">
            <text:p>0.13</text:p>
          </table:table-cell>
          <table:table-cell table:formula="of:=([.H49]+[.H30]+[.H11])/3" office:value-type="float" office:value="2.474" calcext:value-type="float">
            <text:p>2.474</text:p>
          </table:table-cell>
          <table:table-cell table:formula="of:=([.I49]+[.I30]+[.I11])/3" office:value-type="float" office:value="2.604" calcext:value-type="float">
            <text:p>2.60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formula="of:=[.C69]" office:value-type="float" office:value="0.00400002797444661" calcext:value-type="float">
            <text:p>0.004000028</text:p>
          </table:table-cell>
          <table:table-cell table:formula="of:=[.H69]" office:value-type="float" office:value="2.474" calcext:value-type="float">
            <text:p>2.474</text:p>
          </table:table-cell>
          <table:table-cell table:style-name="ce2" table:formula="of:=[.L11]" office:value-type="percentage" office:value="616.257946951184" calcext:value-type="percentage">
            <text:p>61625.79%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50]+[.B31]+[.B12])/3" office:value-type="float" office:value="0.580333312352499" calcext:value-type="float">
            <text:p>0.5803333124</text:p>
          </table:table-cell>
          <table:table-cell table:formula="of:=([.C50]+[.C31]+[.C12])/3" office:value-type="float" office:value="0.00700004895528158" calcext:value-type="float">
            <text:p>0.007000049</text:p>
          </table:table-cell>
          <table:table-cell table:formula="of:=([.D50]+[.D31]+[.D12])/3" office:value-type="float" office:value="0.58733336130778" calcext:value-type="float">
            <text:p>0.58733336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G50]+[.G31]+[.G12])/3" office:value-type="float" office:value="0.296666666666667" calcext:value-type="float">
            <text:p>0.2966666667</text:p>
          </table:table-cell>
          <table:table-cell table:formula="of:=([.H50]+[.H31]+[.H12])/3" office:value-type="float" office:value="12.6873333333333" calcext:value-type="float">
            <text:p>12.6873333333</text:p>
          </table:table-cell>
          <table:table-cell table:formula="of:=([.I50]+[.I31]+[.I12])/3" office:value-type="float" office:value="12.984" calcext:value-type="float">
            <text:p>12.98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formula="of:=[.C70]" office:value-type="float" office:value="0.00700004895528158" calcext:value-type="float">
            <text:p>0.007000049</text:p>
          </table:table-cell>
          <table:table-cell table:formula="of:=[.H70]" office:value-type="float" office:value="12.6873333333333" calcext:value-type="float">
            <text:p>12.6873333333</text:p>
          </table:table-cell>
          <table:table-cell table:style-name="ce2" table:formula="of:=[.L12]" office:value-type="percentage" office:value="1818.1507880109" calcext:value-type="percentage">
            <text:p>181815.08%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B51]+[.B32]+[.B13])/3" office:value-type="float" office:value="0.916333357493082" calcext:value-type="float">
            <text:p>0.9163333575</text:p>
          </table:table-cell>
          <table:table-cell table:formula="of:=([.C51]+[.C32]+[.C13])/3" office:value-type="float" office:value="0.0109999974568685" calcext:value-type="float">
            <text:p>0.0109999975</text:p>
          </table:table-cell>
          <table:table-cell table:formula="of:=([.D51]+[.D32]+[.D13])/3" office:value-type="float" office:value="0.927333354949952" calcext:value-type="float">
            <text:p>0.927333354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[.G51]+[.G32]+[.G13])/3" office:value-type="float" office:value="0.531333333333333" calcext:value-type="float">
            <text:p>0.5313333333</text:p>
          </table:table-cell>
          <table:table-cell table:formula="of:=([.H51]+[.H32]+[.H13])/3" office:value-type="float" office:value="35.5416666666667" calcext:value-type="float">
            <text:p>35.5416666667</text:p>
          </table:table-cell>
          <table:table-cell table:formula="of:=([.I51]+[.I32]+[.I13])/3" office:value-type="float" office:value="36.073" calcext:value-type="float">
            <text:p>36.073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formula="of:=[.C71]" office:value-type="float" office:value="0.0109999974568685" calcext:value-type="float">
            <text:p>0.0109999975</text:p>
          </table:table-cell>
          <table:table-cell table:formula="of:=[.H71]" office:value-type="float" office:value="35.5416666666667" calcext:value-type="float">
            <text:p>35.5416666667</text:p>
          </table:table-cell>
          <table:table-cell table:style-name="ce2" table:formula="of:=[.L13]" office:value-type="percentage" office:value="3552.10338850344" calcext:value-type="percentage">
            <text:p>355210.34%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52]+[.B33]+[.B14])/3" office:value-type="float" office:value="1.30200004577637" calcext:value-type="float">
            <text:p>1.3020000458</text:p>
          </table:table-cell>
          <table:table-cell table:formula="of:=([.C52]+[.C33]+[.C14])/3" office:value-type="float" office:value="0.0143333276112875" calcext:value-type="float">
            <text:p>0.0143333276</text:p>
          </table:table-cell>
          <table:table-cell table:formula="of:=([.D52]+[.D33]+[.D14])/3" office:value-type="float" office:value="1.31633337338765" calcext:value-type="float">
            <text:p>1.316333373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G52]+[.G33]+[.G14])/3" office:value-type="float" office:value="0.843666666666667" calcext:value-type="float">
            <text:p>0.8436666667</text:p>
          </table:table-cell>
          <table:table-cell table:formula="of:=([.H52]+[.H33]+[.H14])/3" office:value-type="float" office:value="76.7136666666667" calcext:value-type="float">
            <text:p>76.7136666667</text:p>
          </table:table-cell>
          <table:table-cell table:formula="of:=([.I52]+[.I33]+[.I14])/3" office:value-type="float" office:value="77.5573333333333" calcext:value-type="float">
            <text:p>77.5573333333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formula="of:=[.C72]" office:value-type="float" office:value="0.0143333276112875" calcext:value-type="float">
            <text:p>0.0143333276</text:p>
          </table:table-cell>
          <table:table-cell table:formula="of:=[.H72]" office:value-type="float" office:value="76.7136666666667" calcext:value-type="float">
            <text:p>76.7136666667</text:p>
          </table:table-cell>
          <table:table-cell table:style-name="ce2" table:formula="of:=[.L14]" office:value-type="percentage" office:value="5111.49757851069" calcext:value-type="percentage">
            <text:p>511149.76%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B53]+[.B34]+[.B15])/3" office:value-type="float" office:value="1.72666668891907" calcext:value-type="float">
            <text:p>1.7266666889</text:p>
          </table:table-cell>
          <table:table-cell table:formula="of:=([.C53]+[.C34]+[.C15])/3" office:value-type="float" office:value="0.0230000019073486" calcext:value-type="float">
            <text:p>0.0230000019</text:p>
          </table:table-cell>
          <table:table-cell table:formula="of:=([.D53]+[.D34]+[.D15])/3" office:value-type="float" office:value="1.74966669082642" calcext:value-type="float">
            <text:p>1.749666690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G53]+[.G34]+[.G15])/3" office:value-type="float" office:value="1.224" calcext:value-type="float">
            <text:p>1.224</text:p>
          </table:table-cell>
          <table:table-cell table:formula="of:=([.H53]+[.H34]+[.H15])/3" office:value-type="float" office:value="142.406" calcext:value-type="float">
            <text:p>142.406</text:p>
          </table:table-cell>
          <table:table-cell table:formula="of:=([.I53]+[.I34]+[.I15])/3" office:value-type="float" office:value="143.63" calcext:value-type="float">
            <text:p>143.63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C73]" office:value-type="float" office:value="0.0230000019073486" calcext:value-type="float">
            <text:p>0.0230000019</text:p>
          </table:table-cell>
          <table:table-cell table:formula="of:=[.H73]" office:value-type="float" office:value="142.406" calcext:value-type="float">
            <text:p>142.406</text:p>
          </table:table-cell>
          <table:table-cell table:style-name="ce2" table:formula="of:=[.L15]" office:value-type="percentage" office:value="7904.43831262168" calcext:value-type="percentage">
            <text:p>790443.83%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B54]+[.B35]+[.B16])/3" office:value-type="float" office:value="2.21099996566772" calcext:value-type="float">
            <text:p>2.2109999657</text:p>
          </table:table-cell>
          <table:table-cell table:formula="of:=([.C54]+[.C35]+[.C16])/3" office:value-type="float" office:value="0.0220000743865967" calcext:value-type="float">
            <text:p>0.0220000744</text:p>
          </table:table-cell>
          <table:table-cell table:formula="of:=([.D54]+[.D35]+[.D16])/3" office:value-type="float" office:value="2.23300004005432" calcext:value-type="float">
            <text:p>2.233000040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G54]+[.G35]+[.G16])/3" office:value-type="float" office:value="1.68766666666667" calcext:value-type="float">
            <text:p>1.6876666667</text:p>
          </table:table-cell>
          <table:table-cell table:formula="of:=([.H54]+[.H35]+[.H16])/3" office:value-type="float" office:value="245.338666666667" calcext:value-type="float">
            <text:p>245.3386666667</text:p>
          </table:table-cell>
          <table:table-cell table:formula="of:=([.I54]+[.I35]+[.I16])/3" office:value-type="float" office:value="247.026333333333" calcext:value-type="float">
            <text:p>247.026333333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C74]" office:value-type="float" office:value="0.0220000743865967" calcext:value-type="float">
            <text:p>0.0220000744</text:p>
          </table:table-cell>
          <table:table-cell table:formula="of:=[.H74]" office:value-type="float" office:value="245.338666666667" calcext:value-type="float">
            <text:p>245.3386666667</text:p>
          </table:table-cell>
          <table:table-cell table:style-name="ce2" table:formula="of:=[.L16]" office:value-type="percentage" office:value="11139.5986949444" calcext:value-type="percentage">
            <text:p>1113959.87%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B55]+[.B36]+[.B17])/3" office:value-type="float" office:value="2.76366662979126" calcext:value-type="float">
            <text:p>2.7636666298</text:p>
          </table:table-cell>
          <table:table-cell table:formula="of:=([.C55]+[.C36]+[.C17])/3" office:value-type="float" office:value="0.0256667137145996" calcext:value-type="float">
            <text:p>0.0256667137</text:p>
          </table:table-cell>
          <table:table-cell table:formula="of:=([.D55]+[.D36]+[.D17])/3" office:value-type="float" office:value="2.78933334350586" calcext:value-type="float">
            <text:p>2.789333343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[.G55]+[.G36]+[.G17])/3" office:value-type="float" office:value="2.18766666666667" calcext:value-type="float">
            <text:p>2.1876666667</text:p>
          </table:table-cell>
          <table:table-cell table:formula="of:=([.H55]+[.H36]+[.H17])/3" office:value-type="float" office:value="374.614333333333" calcext:value-type="float">
            <text:p>374.6143333333</text:p>
          </table:table-cell>
          <table:table-cell table:formula="of:=([.I55]+[.I36]+[.I17])/3" office:value-type="float" office:value="376.802" calcext:value-type="float">
            <text:p>376.802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C75]" office:value-type="float" office:value="0.0256667137145996" calcext:value-type="float">
            <text:p>0.0256667137</text:p>
          </table:table-cell>
          <table:table-cell table:formula="of:=[.H75]" office:value-type="float" office:value="374.614333333333" calcext:value-type="float">
            <text:p>374.6143333333</text:p>
          </table:table-cell>
          <table:table-cell table:style-name="ce2" table:formula="of:=[.L17]" office:value-type="percentage" office:value="14559.0641056377" calcext:value-type="percentage">
            <text:p>1455906.41%</text:p>
          </table:table-cell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56]+[.B37]+[.B18])/3" office:value-type="float" office:value="3.25100008646647" calcext:value-type="float">
            <text:p>3.2510000865</text:p>
          </table:table-cell>
          <table:table-cell table:formula="of:=([.C56]+[.C37]+[.C18])/3" office:value-type="float" office:value="0.0329999923706055" calcext:value-type="float">
            <text:p>0.0329999924</text:p>
          </table:table-cell>
          <table:table-cell table:formula="of:=([.D56]+[.D37]+[.D18])/3" office:value-type="float" office:value="3.28400007883708" calcext:value-type="float">
            <text:p>3.284000078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G56]+[.G37]+[.G18])/3" office:value-type="float" office:value="2.823" calcext:value-type="float">
            <text:p>2.823</text:p>
          </table:table-cell>
          <table:table-cell table:formula="of:=([.H56]+[.H37]+[.H18])/3" office:value-type="float" office:value="543.75" calcext:value-type="float">
            <text:p>543.75</text:p>
          </table:table-cell>
          <table:table-cell table:formula="of:=([.I56]+[.I37]+[.I18])/3" office:value-type="float" office:value="546.573" calcext:value-type="float">
            <text:p>546.573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C76]" office:value-type="float" office:value="0.0329999923706055" calcext:value-type="float">
            <text:p>0.0329999924</text:p>
          </table:table-cell>
          <table:table-cell table:formula="of:=[.H76]" office:value-type="float" office:value="543.75" calcext:value-type="float">
            <text:p>543.75</text:p>
          </table:table-cell>
          <table:table-cell table:style-name="ce2" table:formula="of:=[.L18]" office:value-type="percentage" office:value="16934.9969282213" calcext:value-type="percentage">
            <text:p>1693499.69%</text:p>
          </table:table-cell>
          <table:table-cell table:number-columns-repeated="10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B57]+[.B38]+[.B19])/3" office:value-type="float" office:value="3.84666657447815" calcext:value-type="float">
            <text:p>3.8466665745</text:p>
          </table:table-cell>
          <table:table-cell table:formula="of:=([.C57]+[.C38]+[.C19])/3" office:value-type="float" office:value="0.0353333950042725" calcext:value-type="float">
            <text:p>0.035333395</text:p>
          </table:table-cell>
          <table:table-cell table:formula="of:=([.D57]+[.D38]+[.D19])/3"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[.G57]+[.G38]+[.G19])/3" office:value-type="float" office:value="3.41166666666667" calcext:value-type="float">
            <text:p>3.4116666667</text:p>
          </table:table-cell>
          <table:table-cell table:formula="of:=([.H57]+[.H38]+[.H19])/3" office:value-type="float" office:value="759.093666666667" calcext:value-type="float">
            <text:p>759.0936666667</text:p>
          </table:table-cell>
          <table:table-cell table:formula="of:=([.I57]+[.I38]+[.I19])/3" office:value-type="float" office:value="762.505333333333" calcext:value-type="float">
            <text:p>762.5053333333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formula="of:=[.C77]" office:value-type="float" office:value="0.0353333950042725" calcext:value-type="float">
            <text:p>0.035333395</text:p>
          </table:table-cell>
          <table:table-cell table:formula="of:=[.H77]" office:value-type="float" office:value="759.093666666667" calcext:value-type="float">
            <text:p>759.0936666667</text:p>
          </table:table-cell>
          <table:table-cell table:style-name="ce2" table:formula="of:=[.L19]" office:value-type="percentage" office:value="18209.904588053" calcext:value-type="percentage">
            <text:p>1820990.46%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B58]+[.B39]+[.B20])/3" office:value-type="float" office:value="4.52300000190735" calcext:value-type="float">
            <text:p>4.5230000019</text:p>
          </table:table-cell>
          <table:table-cell table:formula="of:=([.C58]+[.C39]+[.C20])/3" office:value-type="float" office:value="0.0453333059946696" calcext:value-type="float">
            <text:p>0.045333306</text:p>
          </table:table-cell>
          <table:table-cell table:formula="of:=([.D58]+[.D39]+[.D20])/3" office:value-type="float" office:value="4.56833330790202" calcext:value-type="float">
            <text:p>4.568333307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G58]+[.G39]+[.G20])/3" office:value-type="float" office:value="4.25" calcext:value-type="float">
            <text:p>4.25</text:p>
          </table:table-cell>
          <table:table-cell table:formula="of:=([.H58]+[.H39]+[.H20])/3" office:value-type="float" office:value="1025.87" calcext:value-type="float">
            <text:p>1025.87</text:p>
          </table:table-cell>
          <table:table-cell table:formula="of:=([.I58]+[.I39]+[.I20])/3" office:value-type="float" office:value="1030.12" calcext:value-type="float">
            <text:p>1030.1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C78]" office:value-type="float" office:value="0.0453333059946696" calcext:value-type="float">
            <text:p>0.045333306</text:p>
          </table:table-cell>
          <table:table-cell table:formula="of:=[.H78]" office:value-type="float" office:value="1025.87" calcext:value-type="float">
            <text:p>1025.87</text:p>
          </table:table-cell>
          <table:table-cell table:style-name="ce2" table:formula="of:=[.L20]" office:value-type="percentage" office:value="26411.7023197638" calcext:value-type="percentage">
            <text:p>2641170.23%</text:p>
          </table:table-cell>
          <table:table-cell table:number-columns-repeated="101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1:05:05.901308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1:07:48.487989008</dc:date>
    <dc:creator>poltergeist </dc:creator>
    <meta:editing-duration>PT4H28M42S</meta:editing-duration>
    <meta:editing-cycles>25</meta:editing-cycles>
    <meta:generator>LibreOffice/4.3.5.2.0$Linux_X86_64 LibreOffice_project/430$Build-2</meta:generator>
    <meta:document-statistic meta:table-count="1" meta:cell-count="1202" meta:object-count="0"/>
  </office:meta>
</office:document-meta>
</file>